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02E5000002E51029183B.svm"/>
  <manifest:file-entry manifest:media-type="" manifest:full-path="Pictures/2000000700000184000002E5D5A14B72.svm"/>
  <manifest:file-entry manifest:media-type="" manifest:full-path="Pictures/2000002B000009C9000002E5D780163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accelerato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accelerato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accelerato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e4a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2276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3fce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46cc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6039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714b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8622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8bfe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9ed4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b1e9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c34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cc48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e107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e4a3" officeooo:paragraph-rsid="004ee4a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276b" officeooo:paragraph-rsid="0052276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276b" officeooo:paragraph-rsid="0053fce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fcea" officeooo:paragraph-rsid="0053fce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714b4" officeooo:paragraph-rsid="0056039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714b4" officeooo:paragraph-rsid="005714b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6039c" officeooo:paragraph-rsid="00546cc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6039c" officeooo:paragraph-rsid="0056039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86221" officeooo:paragraph-rsid="0058622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86221" officeooo:paragraph-rsid="0058bfe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8bfe7" officeooo:paragraph-rsid="0058bfe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ed40" officeooo:paragraph-rsid="0059ed4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b1e9b" officeooo:paragraph-rsid="005b1e9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b1e9b" officeooo:paragraph-rsid="005c349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c3491" officeooo:paragraph-rsid="005c349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cc483" officeooo:paragraph-rsid="005cc48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e1074" officeooo:paragraph-rsid="005e107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3fce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2276b" officeooo:paragraph-rsid="0052276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86221" officeooo:paragraph-rsid="0058622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8bfe7" officeooo:paragraph-rsid="0058bfe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b1e9b" officeooo:paragraph-rsid="005b1e9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cc483" officeooo:paragraph-rsid="005cc48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0" style:family="paragraph">
      <style:paragraph-properties fo:text-align="center"/>
    </style:style>
    <style:style style:name="T1" style:family="text">
      <style:text-properties officeooo:rsid="004ee4a3"/>
    </style:style>
    <style:style style:name="T2" style:family="text">
      <style:text-properties style:text-position="sub 58%" officeooo:rsid="004ee4a3"/>
    </style:style>
    <style:style style:name="T3" style:family="text">
      <style:text-properties style:text-position="sub 58%" officeooo:rsid="0053fcea"/>
    </style:style>
    <style:style style:name="T4" style:family="text">
      <style:text-properties style:text-position="sub 58%" officeooo:rsid="00586221"/>
    </style:style>
    <style:style style:name="T5" style:family="text">
      <style:text-properties style:text-position="sub 58%" officeooo:rsid="0058bfe7"/>
    </style:style>
    <style:style style:name="T6" style:family="text">
      <style:text-properties style:text-position="sub 58%" officeooo:rsid="005c3491"/>
    </style:style>
    <style:style style:name="T7" style:family="text">
      <style:text-properties style:text-position="sub 58%" officeooo:rsid="005cc483"/>
    </style:style>
    <style:style style:name="T8" style:family="text">
      <style:text-properties style:text-position="sub 58%" officeooo:rsid="005e1074"/>
    </style:style>
    <style:style style:name="T9" style:family="text">
      <style:text-properties officeooo:rsid="0052276b"/>
    </style:style>
    <style:style style:name="T10" style:family="text">
      <style:text-properties officeooo:rsid="0053fcea"/>
    </style:style>
    <style:style style:name="T11" style:family="text">
      <style:text-properties officeooo:rsid="00546ccc"/>
    </style:style>
    <style:style style:name="T12" style:family="text">
      <style:text-properties officeooo:rsid="004ee4a3" style:font-style-asian="normal" style:font-style-complex="normal"/>
    </style:style>
    <style:style style:name="T13" style:family="text">
      <style:text-properties officeooo:rsid="0056039c"/>
    </style:style>
    <style:style style:name="T14" style:family="text">
      <style:text-properties officeooo:rsid="005714b4"/>
    </style:style>
    <style:style style:name="T15" style:family="text">
      <style:text-properties officeooo:rsid="00586221"/>
    </style:style>
    <style:style style:name="T16" style:family="text">
      <style:text-properties officeooo:rsid="0058bfe7"/>
    </style:style>
    <style:style style:name="T17" style:family="text">
      <style:text-properties style:text-position="super 58%" officeooo:rsid="0058bfe7"/>
    </style:style>
    <style:style style:name="T18" style:family="text">
      <style:text-properties officeooo:rsid="0059ed40"/>
    </style:style>
    <style:style style:name="T19" style:family="text">
      <style:text-properties officeooo:rsid="005b1e9b"/>
    </style:style>
    <style:style style:name="T20" style:family="text">
      <style:text-properties style:text-underline-style="solid" style:text-underline-width="auto" style:text-underline-color="font-color" officeooo:rsid="005b1e9b"/>
    </style:style>
    <style:style style:name="T21" style:family="text">
      <style:text-properties style:text-underline-style="solid" style:text-underline-width="auto" style:text-underline-color="font-color" officeooo:rsid="005c3491"/>
    </style:style>
    <style:style style:name="T22" style:family="text">
      <style:text-properties officeooo:rsid="005c3491"/>
    </style:style>
    <style:style style:name="T23" style:family="text">
      <style:text-properties officeooo:rsid="005cc483"/>
    </style:style>
    <style:style style:name="T24" style:family="text">
      <style:text-properties officeooo:rsid="005e1074"/>
    </style:style>
    <style:style style:name="T25" style:family="text">
      <style:text-properties officeooo:rsid="0061533e"/>
    </style:style>
    <style:style style:name="T26" style:family="text">
      <style:text-properties officeooo:rsid="00618d4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098in" draw:marker-start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201in" draw:marker-start-width="0.1701in" draw:marker-end-width="0.1701in" draw:stroke-linejoin="none" draw:textarea-horizontal-align="center" draw:textarea-vertical-align="middle" fo:padding-top="0.0102in" fo:padding-bottom="0.0102in" fo:padding-left="0.0102in" fo:padding-right="0.01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20<text:span text:style-name="T1">11</text:span>-(<text:span text:style-name="T1">02</text:span>)<text:span text:style-name="T12">fe</text:span><text:span text:style-name="T1">b</text:span>-<text:span text:style-name="T1">17</text:span>: dag <text:span text:style-name="T1">10</text:span></text:h>
      <text:p text:style-name="P2"/>
      <text:p text:style-name="P16">Mer kombinatorik</text:p>
      <text:p text:style-name="P16"/>
      <text:p text:style-name="P16"><text:tab/>Exempel från övning 3</text:p>
      <text:p text:style-name="P16"/>
      <text:p text:style-name="P3"><text:span text:style-name="T1"><text:tab/>Oordnat val utan upprepning<text:tab/></text:span><text:span text:style-name="T2">avslutning</text:span></text:p>
      <text:p text:style-name="P16"/>
      <text:p text:style-name="P3"><text:span text:style-name="T1"><text:tab/><text:tab/>Multinominal tal<text:tab/></text:span><text:span text:style-name="T1"><draw:frame draw:style-name="fr2" draw:name="Object1" text:anchor-type="as-char" svg:width="1.1783in" svg:height="0.464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6"/>
      <text:p text:style-name="P16"><text:tab/>Oordnat val med upprepning</text:p>
      <text:p text:style-name="P16"/>
      <text:p text:style-name="P16"><text:tab/><text:tab/>k stycken oo<text:span text:style-name="T26">r</text:span>dnade valda från en n-mängd.</text:p>
      <text:p text:style-name="P16"/>
      <text:p text:style-name="P3"><text:span text:style-name="T1"><text:tab/><text:tab/><text:tab/></text:span><text:span text:style-name="T1"><draw:frame draw:style-name="fr2" draw:name="Object2" text:anchor-type="as-char" svg:width="0.7181in" svg:height="0.43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 sätt</text:span></text:p>
      <text:p text:style-name="P16"/>
      <text:p text:style-name="P16"><text:tab/>Postfacksprincipen</text:p>
      <text:p text:style-name="P16"/>
      <text:p text:style-name="P16"><text:tab/><text:tab/>Ingen injektion ƒ : X → Y om |X| &gt; |Y|</text:p>
      <text:p text:style-name="P16"/>
      <text:p text:style-name="P16"><text:tab/>Generera<text:span text:style-name="T25">n</text:span>de funktion</text:p>
      <text:p text:style-name="P16"/>
      <text:p text:style-name="P16"/>
      <text:p text:style-name="P17"/>
      <text:p text:style-name="P34">Från övning 3:</text:p>
      <text:p text:style-name="P17"/>
      <text:p text:style-name="P17"><text:tab/>9)<text:tab/>Visa att för n ∈ ℕ gäller att</text:p>
      <text:p text:style-name="P17"/>
      <text:p text:style-name="P4"><text:span text:style-name="T9"><text:tab/><text:tab/></text:span><text:span text:style-name="T9"><draw:frame draw:style-name="fr2" draw:name="Object3" text:anchor-type="as-char" svg:width="2.6929in" svg:height="0.463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7"/>
      <text:p text:style-name="P17"><text:tab/><text:tab/>Binomialsatsen ger</text:p>
      <text:p text:style-name="P17"/>
      <text:p text:style-name="P4"><text:span text:style-name="T9"><text:tab/><text:tab/><text:tab/></text:span><text:span text:style-name="T9"><draw:frame draw:style-name="fr2" draw:name="Object4" text:anchor-type="as-char" svg:width="1.2516in" svg:height="0.475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7"/>
      <text:p text:style-name="P4"><text:span text:style-name="T9"><text:tab/><text:tab/>Tag </text:span><text:span text:style-name="T9"><draw:frame draw:style-name="fr2" draw:name="Object5" text:anchor-type="as-char" svg:width="0.5465in" svg:height="0.482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 av båda leden:</text:span></text:p>
      <text:p text:style-name="P17"/>
      <text:p text:style-name="P4"><text:span text:style-name="T9"><text:tab/><text:tab/><text:tab/></text:span><text:span text:style-name="T9"><draw:frame draw:style-name="fr2" draw:name="Object6" text:anchor-type="as-char" svg:width="2.0307in" svg:height="0.5134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7"/>
      <text:p text:style-name="P17"/>
      <text:p text:style-name="P19"><text:tab/><text:tab/>Det vill säga</text:p>
      <text:p text:style-name="P19"/>
      <text:p text:style-name="P5"><text:span text:style-name="T9"><text:tab/><text:tab/><text:tab/></text:span><text:span text:style-name="T9"><draw:frame draw:style-name="fr2" draw:name="Object7" text:anchor-type="as-char" svg:width="1.9161in" svg:height="0.475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<text:tab/><text:tab/>Det vi ville visa.</text:span></text:p>
      <text:p text:style-name="P19"/>
      <text:p text:style-name="P19"/>
      <text:p text:style-name="P19"/>
      <text:p text:style-name="P19"><text:tab/><text:tab/>Alternativt:</text:p>
      <text:p text:style-name="P19"/>
      <text:p text:style-name="P5"><text:span text:style-name="T10"><text:tab/><text:tab/><text:tab/></text:span><text:span text:style-name="T10"><draw:frame draw:style-name="fr2" draw:name="Object8" text:anchor-type="as-char" svg:width="4.7016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9"/>
      <text:p text:style-name="P19"/>
      <text:p text:style-name="P33"><text:span text:style-name="T9"><text:tab/></text:span><text:span text:style-name="T10">10</text:span><text:span text:style-name="T9">)<text:tab/></text:span><text:span text:style-name="T10">Finn</text:span><text:span text:style-name="T9"> för n ∈ ℕ</text:span></text:p>
      <text:p text:style-name="P18"/>
      <text:p text:style-name="P5"><text:span text:style-name="T10"><text:tab/><text:tab/></text:span><text:span text:style-name="T10"><draw:frame draw:style-name="fr2" draw:name="Object9" text:anchor-type="as-char" svg:width="3.5693in" svg:height="0.44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9"/>
      <text:p text:style-name="P19"/>
      <text:p text:style-name="P5"><text:span text:style-name="T10"><text:tab/><text:tab/>n = 0:<text:tab/></text:span><text:span text:style-name="T10"><draw:frame draw:style-name="fr2" draw:name="Object10" text:anchor-type="as-char" svg:width="0.4701in" svg:height="0.43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5"/>
      <text:p text:style-name="P5"><text:span text:style-name="T10"><text:tab/><text:tab/>n = 1:<text:tab/></text:span><text:span text:style-name="T10"><draw:frame draw:style-name="fr2" draw:name="Object11" text:anchor-type="as-char" svg:width="0.4701in" svg:height="0.43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"/>
      <text:p text:style-name="P5"><text:span text:style-name="T10"><text:tab/><text:tab/>n = 2:<text:tab/></text:span><text:span text:style-name="T10"><draw:frame draw:style-name="fr2" draw:name="Object12" text:anchor-type="as-char" svg:width="0.8307in" svg:height="0.434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5"/>
      <text:p text:style-name="P5"><text:span text:style-name="T10"><text:tab/><text:tab/>n = 3:<text:tab/></text:span><text:span text:style-name="T10"><draw:frame draw:style-name="fr2" draw:name="Object13" text:anchor-type="as-char" svg:width="0.8307in" svg:height="0.43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5"/>
      <text:p text:style-name="P5"><text:span text:style-name="T10"><text:tab/><text:tab/>n = 4:<text:tab/></text:span><text:span text:style-name="T10"><draw:frame draw:style-name="fr2" draw:name="Object14" text:anchor-type="as-char" svg:width="1.1917in" svg:height="0.43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5"/>
      <text:p text:style-name="P5"><text:span text:style-name="T10"><text:tab/><text:tab/>n = 5:<text:tab/></text:span><text:span text:style-name="T10"><draw:frame draw:style-name="fr2" draw:name="Object15" text:anchor-type="as-char" svg:width="1.1917in" svg:height="0.43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9"/>
      <text:p text:style-name="P19"/>
      <text:p text:style-name="P19"/>
      <text:p text:style-name="P19"><text:tab/><text:tab/>Kombinatoriskt:</text:p>
      <text:p text:style-name="P19"/>
      <text:p text:style-name="P5"><text:span text:style-name="T10"><text:tab/><text:tab/><text:tab/>F</text:span><text:span text:style-name="T3">n + 1</text:span><text:span text:style-name="T10"> = Antalet sätt att plattläga en 2×n-gång med 2×1-plattor.</text:span></text:p>
      <text:p text:style-name="P19"/>
      <text:p text:style-name="P19"><draw:custom-shape text:anchor-type="paragraph" draw:z-index="23" draw:style-name="gr2" draw:text-style-name="P40" svg:width="0.0732in" svg:height="0.3024in" svg:x="1.6654in" svg:y="0.1453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graphics5" text:anchor-type="paragraph" svg:x="1.8028in" svg:y="0.1457in" svg:width="0.9862in" svg:height="0.2917in" draw:z-index="22"><draw:image xlink:href="Pictures/2000002B000009C9000002E5D780163A.svm" xlink:type="simple" xlink:show="embed" xlink:actuate="onLoad"/></draw:frame></text:p>
      <text:p text:style-name="P7"><text:span text:style-name="T13"><text:tab/><text:tab/><text:tab/></text:span><text:span text:style-name="T14">2</text:span></text:p>
      <text:p text:style-name="P20"><draw:custom-shape text:anchor-type="paragraph" draw:z-index="24" draw:style-name="gr2" draw:text-style-name="P40" svg:width="0.1043in" svg:height="0.9559in" draw:transform="rotate (1.5707963267946) translate (1.82430555555556in 0.1979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1"><text:tab/><text:tab/><text:tab/><text:tab/> <text:s text:c="4"/>n</text:p>
      <text:p text:style-name="P19"><draw:frame draw:style-name="fr1" draw:name="graphics4" text:anchor-type="paragraph" svg:x="5.4709in" svg:y="0.1354in" svg:width="0.2917in" svg:height="0.2917in" draw:z-index="21"><draw:image xlink:href="Pictures/2000000D000002E5000002E51029183B.svm" xlink:type="simple" xlink:show="embed" xlink:actuate="onLoad"/></draw:frame></text:p>
      <text:p text:style-name="P6"><text:span text:style-name="T11"><text:tab/><text:tab/><text:tab/></text:span><text:span text:style-name="T13">Antalet sätt att göra dett med precis k stycken</text:span></text:p>
      <text:p text:style-name="P22"/>
      <text:p text:style-name="P8"><draw:frame draw:style-name="fr1" draw:name="graphics2" text:anchor-type="paragraph" svg:x="5.4189in" svg:y="0.0764in" svg:width="0.2917in" svg:height="0.2917in" draw:z-index="19"><draw:image xlink:href="Pictures/2000000D000002E5000002E51029183B.svm" xlink:type="simple" xlink:show="embed" xlink:actuate="onLoad"/></draw:frame><draw:line text:anchor-type="paragraph" draw:z-index="17" draw:style-name="gr1" draw:text-style-name="P40" svg:x1="2.2902in" svg:y1="0.4228in" svg:x2="3.3839in" svg:y2="0.7354in"><text:p/></draw:line><draw:line text:anchor-type="paragraph" draw:z-index="16" draw:style-name="gr1" draw:text-style-name="P40" svg:x1="2.311in" svg:y1="0.1209in" svg:x2="3.3736in" svg:y2="0.2043in"><text:p/></draw:line><draw:frame draw:style-name="fr1" draw:name="graphics3" text:anchor-type="paragraph" svg:x="4.7717in" svg:y="0.0764in" svg:width="0.1528in" svg:height="0.2917in" draw:z-index="20"><draw:image xlink:href="Pictures/2000000700000184000002E5D5A14B72.svm" xlink:type="simple" xlink:show="embed" xlink:actuate="onLoad"/></draw:frame><text:span text:style-name="T13"><text:tab/><text:tab/><text:tab/>är</text:span><text:span text:style-name="T13"><draw:frame draw:style-name="fr3" draw:name="Object16" text:anchor-type="as-char" svg:width="0.472in" svg:height="0.43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<text:tab/><text:tab/><text:tab/>Antalet pos för <text:s text:c="2"/></text:span><text:span text:style-name="T14"><text:s text:c="2"/></text:span><text:span text:style-name="T13"><text:s/>eller</text:span></text:p>
      <text:p text:style-name="P23"><draw:frame draw:style-name="fr1" draw:name="graphics1" text:anchor-type="paragraph" svg:x="4.8791in" svg:y="0.139in" svg:width="0.2917in" svg:height="0.2917in" draw:z-index="18"><draw:image xlink:href="Pictures/2000000D000002E5000002E51029183B.svm" xlink:type="simple" xlink:show="embed" xlink:actuate="onLoad"/></draw:frame></text:p>
      <text:p text:style-name="P23"><text:tab/><text:tab/><text:tab/><text:tab/><text:tab/><text:tab/><text:tab/>Antalet pos med</text:p>
      <text:p text:style-name="P23"/>
      <text:p text:style-name="P23"/>
      <text:p text:style-name="P35">Lite till om oordnade urval utan upprepning</text:p>
      <text:p text:style-name="P24"/>
      <text:p text:style-name="P24">Exempel:</text:p>
      <text:p text:style-name="P24"/>
      <text:p text:style-name="P24"><text:tab/>186 studenter skall fördelas på 4 övningsgrupper med</text:p>
      <text:p text:style-name="P24"><text:tab/>36, 42, 45 respektive 63 platser. Hur många sätt är möjliga?</text:p>
      <text:p text:style-name="P24"/>
      <text:p text:style-name="P24"/>
      <text:p text:style-name="P24"><text:tab/>Multiplicationsprincipen:</text:p>
      <text:p text:style-name="P24"/>
      <text:p text:style-name="P9"><draw:line text:anchor-type="paragraph" draw:z-index="26" draw:style-name="gr3" draw:text-style-name="P40" svg:x1="1.9362in" svg:y1="0.9165in" svg:x2="1.3425in" svg:y2="0.4339in"><text:p/></draw:line><draw:line text:anchor-type="paragraph" draw:z-index="27" draw:style-name="gr3" draw:text-style-name="P40" svg:x1="2.4465in" svg:y1="0.6874in" svg:x2="2.1862in" svg:y2="0.4339in"><text:p/></draw:line><text:span text:style-name="T15"><text:tab/><text:tab/></text:span><text:span text:style-name="T15"><draw:frame draw:style-name="fr2" draw:name="Object17" text:anchor-type="as-char" svg:width="3.4339in" svg:height="0.4346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4"/>
      <text:p text:style-name="P24"><text:tab/><text:tab/><text:tab/><text:tab/><text:tab/>Grupp 2</text:p>
      <text:p text:style-name="P24"><text:tab/><text:tab/><text:tab/><text:tab/>Antalet sätt att fylla grupp 1.</text:p>
      <text:p text:style-name="P24"/>
      <text:p text:style-name="P9"><text:span text:style-name="T15"><text:tab/><text:tab/></text:span><text:span text:style-name="T15"><draw:frame draw:style-name="fr2" draw:name="Object18" text:anchor-type="as-char" svg:width="3.2665in" svg:height="0.4165in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4"/>
      <text:p text:style-name="P9"><text:span text:style-name="T15"><text:tab/><text:tab/></text:span><text:span text:style-name="T15"><draw:frame draw:style-name="fr2" draw:name="Object19" text:anchor-type="as-char" svg:width="2.7701in" svg:height="0.4429in" draw:z-index="2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4"/>
      <text:p text:style-name="P24"/>
      <text:p text:style-name="P24">Multinominaltal:</text:p>
      <text:p text:style-name="P24"/>
      <text:p text:style-name="P9"><text:span text:style-name="T15"><text:tab/></text:span><text:span text:style-name="T15"><draw:frame draw:style-name="fr2" draw:name="Object20" text:anchor-type="as-char" svg:width="1.1846in" svg:height="0.4654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5">,<text:tab/></text:span><text:span text:style-name="T15"><draw:frame draw:style-name="fr2" draw:name="Object21" text:anchor-type="as-char" svg:width="1.0984in" svg:height="0.2366in" draw:z-index="31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4"/>
      <text:p text:style-name="P24"><text:tab/>Ger antelet sätt att fördela n särskiljbara element i m särskiljbara lådor</text:p>
      <text:p text:style-name="P9"><text:span text:style-name="T15"><text:tab/>med k</text:span><text:span text:style-name="T4">i</text:span><text:span text:style-name="T15"> element i låda “i” = antalet funktion ƒ : X→ Y</text:span><text:span text:style-name="T16">,</text:span></text:p>
      <text:p text:style-name="P10"><draw:line text:anchor-type="paragraph" draw:z-index="32" draw:style-name="gr3" draw:text-style-name="P40" svg:x1="4.228in" svg:y1="0.5945in" svg:x2="4.4362in" svg:y2="0.0217in"><text:p/></draw:line><draw:line text:anchor-type="paragraph" draw:z-index="33" draw:style-name="gr3" draw:text-style-name="P40" svg:x1="4.9358in" svg:y1="0.563in" svg:x2="4.7902in" svg:y2="0.011in"><text:p/></draw:line><text:span text:style-name="T16"><text:tab/>där värdet “i” antas precis k</text:span><text:span text:style-name="T5">i</text:span><text:span text:style-name="T16"> gånger.</text:span></text:p>
      <text:p text:style-name="P24"/>
      <text:p text:style-name="P24"/>
      <text:p text:style-name="P24"><text:tab/><text:tab/><text:tab/><text:tab/><text:tab/><text:tab/><text:tab/>m-mängd<text:tab/><text:tab/>n-mängd</text:p>
      <text:p text:style-name="P25"/>
      <text:p text:style-name="P26"/>
      <text:p text:style-name="P36">Sats:</text:p>
      <text:p text:style-name="P26"/>
      <text:p text:style-name="P10"><text:span text:style-name="T16"><text:tab/></text:span><text:span text:style-name="T16"><draw:frame draw:style-name="fr2" draw:name="Object22" text:anchor-type="as-char" svg:width="2.3398in" svg:height="0.472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<text:tab/><text:tab/><text:tab/><text:tab/><text:tab/></text:span><text:span text:style-name="T16"><draw:frame draw:style-name="fr2" draw:name="Object23" text:anchor-type="as-char" svg:width="1.3366in" svg:height="0.4783in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6"/>
      <text:p text:style-name="P10"><text:span text:style-name="T16"><text:tab/></text:span><text:span text:style-name="T16"><draw:frame draw:style-name="fr2" draw:name="Object24" text:anchor-type="as-char" svg:width="3.7665in" svg:height="0.6618in" draw:z-index="36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6"/>
      <text:p text:style-name="P26"/>
      <text:p text:style-name="P10"><text:span text:style-name="T16"><text:tab/></text:span><text:span text:style-name="T16"><draw:frame draw:style-name="fr2" draw:name="Object25" text:anchor-type="as-char" svg:width="6.1217in" svg:height="0.4654in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26"/>
      <text:p text:style-name="P10"><text:span text:style-name="T16"><text:tab/></text:span><text:span text:style-name="T16"><draw:frame draw:style-name="fr2" draw:name="Object26" text:anchor-type="as-char" svg:width="2.152in" svg:height="0.4654in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6"/>
      <text:p text:style-name="P26"/>
      <text:p text:style-name="P26"/>
      <text:p text:style-name="P26"/>
      <text:p text:style-name="P26">Exempel:</text:p>
      <text:p text:style-name="P26"/>
      <text:p text:style-name="P10"><text:span text:style-name="T16"><text:tab/>Vad är koefficienten för x</text:span><text:span text:style-name="T17">3</text:span><text:span text:style-name="T16">y</text:span><text:span text:style-name="T17">5</text:span><text:span text:style-name="T16">z</text:span><text:span text:style-name="T17">12</text:span><text:span text:style-name="T16"> i (x + y + z)</text:span><text:span text:style-name="T17">20</text:span><text:span text:style-name="T16">?</text:span></text:p>
      <text:p text:style-name="P26"/>
      <text:p text:style-name="P26"/>
      <text:p text:style-name="P26"><text:tab/>Jo, den är (enligt multinomialsatsen)</text:p>
      <text:p text:style-name="P26"/>
      <text:p text:style-name="P10"><text:span text:style-name="T16"><text:tab/></text:span><text:span text:style-name="T16"><draw:frame draw:style-name="fr2" draw:name="Object27" text:anchor-type="as-char" svg:width="3.4291in" svg:height="0.4429in" draw:z-index="39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26"/>
      <text:p text:style-name="P26"/>
      <text:p text:style-name="P26"/>
      <text:p text:style-name="P26"/>
      <text:p text:style-name="P27">Exempel:</text:p>
      <text:p text:style-name="P27"/>
      <text:p text:style-name="P27"><text:tab/>Hur många ord kan man bilda med omkastningav bokstäverna i ordet</text:p>
      <text:p text:style-name="P27"><text:tab/>“vetekatt”?</text:p>
      <text:p text:style-name="P27"/>
      <text:p text:style-name="P27"><text:tab/>Jo, antalet funktion från positionerna (8 stycket) till {a, e, k, t, v}.</text:p>
      <text:p text:style-name="P27"/>
      <text:p text:style-name="P27"><text:tab/>Med 1:a, 2:a, …</text:p>
      <text:p text:style-name="P27"/>
      <text:p text:style-name="P11"><text:span text:style-name="T18"><text:tab/></text:span><text:span text:style-name="T18"><draw:frame draw:style-name="fr2" draw:name="Object28" text:anchor-type="as-char" svg:width="4.8465in" svg:height="0.4429in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37">Fjärde urvalsfallet</text:p>
      <text:p text:style-name="P28"/>
      <text:p text:style-name="P28">Exempel:</text:p>
      <text:p text:style-name="P28"/>
      <text:p text:style-name="P28"><text:tab/>På hur många sätt kan 3 identiska kulor placeras i 4 (särskiljbara) lådor?</text:p>
      <text:p text:style-name="P12"><text:span text:style-name="T19"><text:tab/></text:span><text:span text:style-name="T20">Oordnat val med upprepning.<text:tab/></text:span><text:span text:style-name="T19"> (Eventuellt flera kulor i samma låda.)</text:span></text:p>
      <text:p text:style-name="P28"/>
      <text:p text:style-name="P28"/>
      <text:p text:style-name="P13"><draw:line text:anchor-type="paragraph" draw:z-index="53" draw:style-name="gr4" draw:text-style-name="P40" svg:x1="2.9516in" svg:y1="0.261in" svg:x2="4.9807in" svg:y2="0.261in"><text:p/></draw:line><draw:line text:anchor-type="paragraph" draw:z-index="54" draw:style-name="gr4" draw:text-style-name="P40" svg:x1="2.9555in" svg:y1="-0.0201in" svg:x2="2.9555in" svg:y2="0.2563in"><text:p/></draw:line><draw:line text:anchor-type="paragraph" draw:z-index="55" draw:style-name="gr4" draw:text-style-name="P40" svg:x1="3.4346in" svg:y1="-0.0201in" svg:x2="3.4346in" svg:y2="0.2563in"><text:p/></draw:line><draw:line text:anchor-type="paragraph" draw:z-index="56" draw:style-name="gr4" draw:text-style-name="P40" svg:x1="3.9354in" svg:y1="-0.0201in" svg:x2="3.9354in" svg:y2="0.2563in"><text:p/></draw:line><draw:line text:anchor-type="paragraph" draw:z-index="57" draw:style-name="gr4" draw:text-style-name="P40" svg:x1="4.4543in" svg:y1="-0.0201in" svg:x2="4.4543in" svg:y2="0.2563in"><text:p/></draw:line><draw:line text:anchor-type="paragraph" draw:z-index="58" draw:style-name="gr4" draw:text-style-name="P40" svg:x1="4.9744in" svg:y1="-0.0201in" svg:x2="4.9744in" svg:y2="0.2563in"><text:p/></draw:line><text:span text:style-name="T19"><text:tab/>aaa<text:tab/>acc<text:tab/>bcd</text:span><text:span text:style-name="T22"><text:tab/><text:tab/><text:tab/>•••</text:span></text:p>
      <text:p text:style-name="P29"><text:tab/>aab<text:tab/>acd<text:tab/>bdd</text:p>
      <text:p text:style-name="P13"><draw:line text:anchor-type="paragraph" draw:z-index="47" draw:style-name="gr4" draw:text-style-name="P40" svg:x1="2.9516in" svg:y1="0.261in" svg:x2="4.9807in" svg:y2="0.261in"><text:p/></draw:line><draw:line text:anchor-type="paragraph" draw:z-index="48" draw:style-name="gr4" draw:text-style-name="P40" svg:x1="2.9555in" svg:y1="-0.0201in" svg:x2="2.9555in" svg:y2="0.2563in"><text:p/></draw:line><draw:line text:anchor-type="paragraph" draw:z-index="49" draw:style-name="gr4" draw:text-style-name="P40" svg:x1="3.4346in" svg:y1="-0.0201in" svg:x2="3.4346in" svg:y2="0.2563in"><text:p/></draw:line><draw:line text:anchor-type="paragraph" draw:z-index="50" draw:style-name="gr4" draw:text-style-name="P40" svg:x1="3.9354in" svg:y1="-0.0201in" svg:x2="3.9354in" svg:y2="0.2563in"><text:p/></draw:line><draw:line text:anchor-type="paragraph" draw:z-index="51" draw:style-name="gr4" draw:text-style-name="P40" svg:x1="4.4543in" svg:y1="-0.0201in" svg:x2="4.4543in" svg:y2="0.2563in"><text:p/></draw:line><draw:line text:anchor-type="paragraph" draw:z-index="52" draw:style-name="gr4" draw:text-style-name="P40" svg:x1="4.9744in" svg:y1="-0.0201in" svg:x2="4.9744in" svg:y2="0.2563in"><text:p/></draw:line><text:span text:style-name="T19"><text:tab/>aac<text:tab/>add<text:tab/>ccc</text:span><text:span text:style-name="T22"><text:tab/><text:tab/><text:tab/>••<text:tab/>•</text:span></text:p>
      <text:p text:style-name="P28"><draw:line text:anchor-type="paragraph" draw:z-index="42" draw:style-name="gr4" draw:text-style-name="P40" svg:x1="2.9555in" svg:y1="0.1764in" svg:x2="2.9555in" svg:y2="0.4528in"><text:p/></draw:line><draw:line text:anchor-type="paragraph" draw:z-index="43" draw:style-name="gr4" draw:text-style-name="P40" svg:x1="3.4346in" svg:y1="0.1764in" svg:x2="3.4346in" svg:y2="0.4528in"><text:p/></draw:line><draw:line text:anchor-type="paragraph" draw:z-index="44" draw:style-name="gr4" draw:text-style-name="P40" svg:x1="3.9354in" svg:y1="0.1764in" svg:x2="3.9354in" svg:y2="0.4528in"><text:p/></draw:line><draw:line text:anchor-type="paragraph" draw:z-index="45" draw:style-name="gr4" draw:text-style-name="P40" svg:x1="4.4543in" svg:y1="0.1764in" svg:x2="4.4543in" svg:y2="0.4528in"><text:p/></draw:line><draw:line text:anchor-type="paragraph" draw:z-index="46" draw:style-name="gr4" draw:text-style-name="P40" svg:x1="4.9744in" svg:y1="0.1764in" svg:x2="4.9744in" svg:y2="0.4528in"><text:p/></draw:line><text:tab/>aad<text:tab/>bbb<text:tab/>ccd</text:p>
      <text:p text:style-name="P13"><text:span text:style-name="T19"><text:tab/>abb<text:tab/>bbc<text:tab/>cdd</text:span><text:span text:style-name="T22"><text:tab/><text:tab/><text:tab/>•<text:tab/>•<text:tab/>•</text:span></text:p>
      <text:p text:style-name="P28"><draw:line text:anchor-type="paragraph" draw:z-index="41" draw:style-name="gr4" draw:text-style-name="P40" svg:x1="2.9516in" svg:y1="0.0638in" svg:x2="4.9807in" svg:y2="0.0638in"><text:p/></draw:line><text:tab/>abc<text:tab/>bbd<text:tab/>ddd</text:p>
      <text:p text:style-name="P13"><text:span text:style-name="T19"><text:tab/>abd<text:tab/>bcc</text:span><text:span text:style-name="T22"><text:tab/><text:tab/><text:tab/><text:tab/><text:tab/> <text:s text:c="6"/>⋮</text:span></text:p>
      <text:p text:style-name="P28"/>
      <text:p text:style-name="P28"><text:tab/>Totalt 20 stycken.</text:p>
      <text:p text:style-name="P28"/>
      <text:p text:style-name="P28"/>
      <text:p text:style-name="P28"/>
      <text:p text:style-name="P30">Allmänt:</text:p>
      <text:p text:style-name="P30"><text:tab/></text:p>
      <text:p text:style-name="P13"><text:span text:style-name="T22"><text:tab/>Antalet </text:span><text:span text:style-name="T21">oordnade</text:span><text:span text:style-name="T22"> val av k stycken från en k-mängd med upprepning =</text:span></text:p>
      <text:p text:style-name="P13"><text:span text:style-name="T22"><text:tab/>antalet sätt att skriva k = x</text:span><text:span text:style-name="T6">1</text:span><text:span text:style-name="T22"> + x</text:span><text:span text:style-name="T6">2</text:span><text:span text:style-name="T22"> + … + x</text:span><text:span text:style-name="T6">n</text:span><text:span text:style-name="T22"> =<text:tab/><text:tab/><text:tab/>x</text:span><text:span text:style-name="T6">i</text:span><text:span text:style-name="T22"> ≥ 0</text:span></text:p>
      <text:p text:style-name="P30"/>
      <text:p text:style-name="P13"><draw:line text:anchor-type="paragraph" draw:z-index="60" draw:style-name="gr5" draw:text-style-name="P40" svg:x1="0.6862in" svg:y1="0.5071in" svg:x2="1.3114in" svg:y2="0.5071in"><text:p/></draw:line><text:span text:style-name="T22"><text:tab/></text:span><text:span text:style-name="T22"><draw:frame draw:style-name="fr4" draw:name="Object29" text:anchor-type="as-char" svg:y="-0.1602in" svg:width="1.711in" svg:height="0.4346in" draw:z-index="59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30"/>
      <text:p text:style-name="P30"><text:tab/>Exempel:</text:p>
      <text:p text:style-name="P30"/>
      <text:p text:style-name="P30"><text:tab/><text:tab/>k = 3, n = 4</text:p>
      <text:p text:style-name="P30"/>
      <text:p text:style-name="P13"><text:span text:style-name="T22"><text:tab/><text:tab/></text:span><text:span text:style-name="T22"><draw:frame draw:style-name="fr4" draw:name="Object30" text:anchor-type="as-char" svg:y="-0.1602in" svg:width="2.0252in" svg:height="0.4429in" draw:z-index="6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30"/>
      <text:p text:style-name="P30"><text:tab/>Ty:</text:p>
      <text:p text:style-name="P30"/>
      <text:p text:style-name="P13"><text:span text:style-name="T22"><text:tab/><text:tab/>k = x</text:span><text:span text:style-name="T6">1</text:span><text:span text:style-name="T22"> + x</text:span><text:span text:style-name="T6">2</text:span><text:span text:style-name="T22"> + … + x</text:span><text:span text:style-name="T6">n</text:span><text:span text:style-name="T22"> <text:s/>kan bijektivt skrivas</text:span></text:p>
      <text:p text:style-name="P30"/>
      <text:p text:style-name="P30"><text:tab/><text:tab/>• • | • • • • | <text:s text:c="2"/>| • | … | • • •</text:p>
      <text:p text:style-name="P14"><draw:custom-shape text:anchor-type="paragraph" draw:z-index="62" draw:style-name="gr2" draw:text-style-name="P40" svg:width="0.1043in" svg:height="0.3098in" draw:transform="rotate (1.5707963267946) translate (1.01180555555556in 0.190277777777778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3" draw:style-name="gr2" draw:text-style-name="P40" svg:width="0.1043in" svg:height="0.7287in" draw:transform="rotate (1.5707963267946) translate (1.32222222222222in 0.190277777777778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4" draw:style-name="gr2" draw:text-style-name="P40" svg:width="0.1043in" svg:height="0.2224in" draw:transform="rotate (1.5707963267946) translate (2.03680555555556in 0.190277777777778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5" draw:style-name="gr2" draw:text-style-name="P40" svg:width="0.1043in" svg:height="0.2748in" draw:transform="rotate (1.5707963267946) translate (2.25555555555556in 0.190277777777778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6" draw:style-name="gr2" draw:text-style-name="P40" svg:width="0.1043in" svg:height="0.5079in" draw:transform="rotate (1.5707963267946) translate (2.84513888888889in 0.190277777777778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3"><text:tab/><text:tab/><text:tab/><text:tab/><text:tab/><text:tab/><text:tab/><text:tab/><text:tab/>Antalet symboler (</text:span><text:span text:style-name="T22">•</text:span><text:span text:style-name="T23"> och |) =</text:span></text:p>
      <text:p text:style-name="P14"><text:span text:style-name="T22"><text:tab/><text:tab/> </text:span><text:span text:style-name="T23"><text:s/></text:span><text:span text:style-name="T22">x</text:span><text:span text:style-name="T6">1</text:span><text:span text:style-name="T22"> <text:s text:c="6"/>x</text:span><text:span text:style-name="T6">2</text:span><text:span text:style-name="T22"> <text:s text:c="4"/>x</text:span><text:span text:style-name="T6">3</text:span><text:span text:style-name="T22"> <text:s/>x</text:span><text:span text:style-name="T6">4</text:span><text:span text:style-name="T22"> <text:s/>… <text:s text:c="4"/>x</text:span><text:span text:style-name="T6">n</text:span><text:span text:style-name="T7"><text:tab/><text:tab/></text:span><text:span text:style-name="T23"> <text:tab/>= n+k+1</text:span></text:p>
      <text:p text:style-name="P31"/>
      <text:p text:style-name="P14"><text:span text:style-name="T23"><text:tab/><text:tab/>Varje svarar precis mot val av vilka k stycken som ska vara “</text:span><text:span text:style-name="T22">•</text:span><text:span text:style-name="T23">”,</text:span></text:p>
      <text:p text:style-name="P31"><text:tab/><text:tab/>resten är “|”.</text:p>
      <text:p text:style-name="P38">Exempel:</text:p>
      <text:p text:style-name="P31"/>
      <text:p text:style-name="P31"><text:tab/>En befolkning på 4711 personer skall rösta bland 8 partier</text:p>
      <text:p text:style-name="P31"><text:tab/>(inklusive ogiltiga och avstått). Hur många möjliga valresultat?</text:p>
      <text:p text:style-name="P31"/>
      <text:p text:style-name="P31"><text:tab/>Jo, antalet heltalslösningar till</text:p>
      <text:p text:style-name="P31"/>
      <text:p text:style-name="P14"><text:span text:style-name="T23"><text:tab/><text:tab/>4711 = x</text:span><text:span text:style-name="T7">1</text:span><text:span text:style-name="T23"> + … + x</text:span><text:span text:style-name="T7">8</text:span><text:span text:style-name="T23"> =</text:span></text:p>
      <text:p text:style-name="P31"/>
      <text:p text:style-name="P14"><text:span text:style-name="T23"><text:tab/><text:tab/></text:span><text:span text:style-name="T23"><draw:frame draw:style-name="fr4" draw:name="Object31" text:anchor-type="as-char" svg:y="-0.1602in" svg:width="3.589in" svg:height="0.6902in" draw:z-index="67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31"/>
      <text:p text:style-name="P31"/>
      <text:p text:style-name="P31"/>
      <text:p text:style-name="P31"/>
      <text:p text:style-name="P31"/>
      <text:p text:style-name="P32">Postfacksprincipen</text:p>
      <text:p text:style-name="P32"/>
      <text:p text:style-name="P32"/>
      <text:p text:style-name="P32">Sats:<text:tab/><text:tab/>Om |X| &gt; |Y| finns ingen injektion ƒ : X → Y.</text:p>
      <text:p text:style-name="P32"><text:tab/><text:tab/>“Om n saker läggs i m lådor, n &gt; m, blir det minst</text:p>
      <text:p text:style-name="P32"><text:tab/><text:tab/>2 saker i minst en låda.”</text:p>
      <text:p text:style-name="P32"/>
      <text:p text:style-name="P32">Exempel:<text:tab/>Bland 367 personer finns alltid 2 med samma födelsedag.</text:p>
      <text:p text:style-name="P32"/>
      <text:p text:style-name="P32"/>
      <text:p text:style-name="P32">Exempel:</text:p>
      <text:p text:style-name="P32"/>
      <text:p text:style-name="P32"><text:tab/><text:tab/>Pelle äter minst en glass om dagen under 11 veckor, aldrig mer än 12</text:p>
      <text:p text:style-name="P32"><text:tab/><text:tab/>glassar under en vecka. Visa att det finns en följd dagar då han äter</text:p>
      <text:p text:style-name="P32"><text:tab/><text:tab/>exakt 21 glassar.</text:p>
      <text:p text:style-name="P32"/>
      <text:p text:style-name="P15"><text:span text:style-name="T24"><text:tab/><text:tab/>Låt a</text:span><text:span text:style-name="T8">i</text:span><text:span text:style-name="T24"> vara totala antalet glass han äter de första “i” dagarna.</text:span></text:p>
      <text:p text:style-name="P32"/>
      <text:p text:style-name="P15"><text:span text:style-name="T24"><text:tab/><text:tab/>1 ≤ a</text:span><text:span text:style-name="T8">1</text:span><text:span text:style-name="T24"> &lt; a</text:span><text:span text:style-name="T8">2</text:span><text:span text:style-name="T24"> &lt; … &lt; a</text:span><text:span text:style-name="T8">77</text:span><text:span text:style-name="T24"> ≤ 11⋅12 = 132<text:tab/>och låt b</text:span><text:span text:style-name="T8">i</text:span><text:span text:style-name="T24"> = a</text:span><text:span text:style-name="T8">i</text:span><text:span text:style-name="T24"> + 21</text:span></text:p>
      <text:p text:style-name="P32"/>
      <text:p text:style-name="P15"><text:span text:style-name="T24"><text:tab/><text:tab/>22 ≤ b</text:span><text:span text:style-name="T8">1</text:span><text:span text:style-name="T24"> &lt; b</text:span><text:span text:style-name="T8">2</text:span><text:span text:style-name="T24"> &lt; … &lt; b</text:span><text:span text:style-name="T8">77</text:span><text:span text:style-name="T24"> ≤ 132 + 21 = 153</text:span></text:p>
      <text:p text:style-name="P32"/>
      <text:p text:style-name="P15"><text:span text:style-name="T24"><text:tab/><text:tab/>Så de 154 talen a</text:span><text:span text:style-name="T8">i</text:span><text:span text:style-name="T24">, b</text:span><text:span text:style-name="T8">j</text:span><text:span text:style-name="T24"> finns bland {1, 2, …, 153} så minst två lika.</text:span></text:p>
      <text:p text:style-name="P32"/>
      <text:p text:style-name="P15"><text:span text:style-name="T24"><text:tab/><text:tab/>Alla a</text:span><text:span text:style-name="T8">i</text:span><text:span text:style-name="T24"> olika, alla b</text:span><text:span text:style-name="T8">j</text:span><text:span text:style-name="T24"> olika, så a</text:span><text:span text:style-name="T8">i</text:span><text:span text:style-name="T24"> = b</text:span><text:span text:style-name="T8">j</text:span><text:span text:style-name="T24">,<text:tab/><text:tab/>några i, j.</text:span></text:p>
      <text:p text:style-name="P32"/>
      <text:p text:style-name="P15"><text:span text:style-name="T24"><text:tab/><text:tab/>Det vill säga a</text:span><text:span text:style-name="T8">i</text:span><text:span text:style-name="T24"> = a</text:span><text:span text:style-name="T8">j</text:span><text:span text:style-name="T24"> + 21, så han äter precis 21 glassar</text:span></text:p>
      <text:p text:style-name="P32"><text:tab/><text:tab/>uner dagarna j + 1, j + 2, …, 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07T06:39:23</dc:date>
    <dc:creator>Mattias </dc:creator>
    <meta:editing-duration>PT40H41M26S</meta:editing-duration>
    <meta:editing-cycles>57</meta:editing-cycles>
    <meta:generator>OpenOffice.org/3.2$Linux OpenOffice.org_project/320m19$Build-9505</meta:generator>
    <meta:document-statistic meta:table-count="0" meta:image-count="5" meta:object-count="31" meta:page-count="7" meta:paragraph-count="117" meta:word-count="611" meta:character-count="3145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  <mtr>
          <mtd>
            <mrow>
              <msub>
                <mi mathvariant="normal">k</mi>
                <mn>1,</mn>
              </msub>
              <mi/>
              <msub>
                <mi mathvariant="normal">k</mi>
                <mn>2</mn>
              </msub>
              <mi/>
              <mi mathvariant="normal">,</mi>
              <mi/>
              <mi mathvariant="normal">…</mi>
              <mi mathvariant="normal">,</mi>
              <mi/>
              <msub>
                <mi mathvariant="normal">k</mi>
                <mi mathvariant="normal">m</mi>
              </msub>
            </mrow>
          </mtd>
        </mtr>
      </mtable>
    </mfenced>
    <annotation encoding="StarMath 5.0">left ( binom{n}{k_1,`k_2`,`…,`k_m} right)</annotation>
  </semantics>
</math>
</file>

<file path=Object 10/content.xml><?xml version="1.0" encoding="utf-8"?>
<math xmlns="http://www.w3.org/1998/Math/MathML">
  <semantics>
    <mrow>
      <mfenced open="" close="">
        <mtable>
          <mtr>
            <mtd>
              <mn>0</mn>
            </mtd>
          </mtr>
        </mtable>
      </mfenced>
      <mi mathvariant="normal">=</mi>
      <mn>1</mn>
    </mrow>
    <annotation encoding="StarMath 5.0">left ( binom 0 0 right ) = 1</annotation>
  </semantics>
</math>
</file>

<file path=Object 11/content.xml><?xml version="1.0" encoding="utf-8"?>
<math xmlns="http://www.w3.org/1998/Math/MathML">
  <semantics>
    <mrow>
      <mfenced open="" close="">
        <mtable>
          <mtr>
            <mtd>
              <mn>1</mn>
            </mtd>
          </mtr>
        </mtable>
      </mfenced>
      <mi mathvariant="normal">=</mi>
      <mn>1</mn>
    </mrow>
    <annotation encoding="StarMath 5.0">left ( binom 1 0 right ) = 1</annotation>
  </semantics>
</math>
</file>

<file path=Object 12/content.xml><?xml version="1.0" encoding="utf-8"?>
<math xmlns="http://www.w3.org/1998/Math/MathML">
  <semantics>
    <mrow>
      <mrow>
        <mfenced open="" close="">
          <mtable>
            <mtr>
              <mtd>
                <mn>2</mn>
              </mtd>
            </mtr>
          </mtable>
        </mfenced>
        <mo stretchy="false">+</mo>
        <mfenced open="" close="">
          <mtable>
            <mtr>
              <mtd>
                <mn>1</mn>
              </mtd>
            </mtr>
          </mtable>
        </mfenced>
      </mrow>
      <mi mathvariant="normal">=</mi>
      <mn>2</mn>
    </mrow>
    <annotation encoding="StarMath 5.0">left ( binom 2 0 right ) + left ( binom 1 1 right ) = 2</annotation>
  </semantics>
</math>
</file>

<file path=Object 13/content.xml><?xml version="1.0" encoding="utf-8"?>
<math xmlns="http://www.w3.org/1998/Math/MathML">
  <semantics>
    <mrow>
      <mrow>
        <mfenced open="" close="">
          <mtable>
            <mtr>
              <mtd>
                <mn>3</mn>
              </mtd>
            </mtr>
          </mtable>
        </mfenced>
        <mo stretchy="false">+</mo>
        <mfenced open="" close="">
          <mtable>
            <mtr>
              <mtd>
                <mn>2</mn>
              </mtd>
            </mtr>
          </mtable>
        </mfenced>
      </mrow>
      <mi mathvariant="normal">=</mi>
      <mn>3</mn>
    </mrow>
    <annotation encoding="StarMath 5.0">left ( binom 3 0 right ) + left ( binom 2 1 right ) = 3</annotation>
  </semantics>
</math>
</file>

<file path=Object 14/content.xml><?xml version="1.0" encoding="utf-8"?>
<math xmlns="http://www.w3.org/1998/Math/MathML">
  <semantics>
    <mrow>
      <mrow>
        <mrow>
          <mfenced open="" close="">
            <mtable>
              <mtr>
                <mtd>
                  <mn>4</mn>
                </mtd>
              </mtr>
            </mtable>
          </mfenced>
          <mo stretchy="false">+</mo>
          <mfenced open="" close="">
            <mtable>
              <mtr>
                <mtd>
                  <mn>3</mn>
                </mtd>
              </mtr>
            </mtable>
          </mfenced>
        </mrow>
        <mo stretchy="false">+</mo>
        <mfenced open="" close="">
          <mtable>
            <mtr>
              <mtd>
                <mn>2</mn>
              </mtd>
            </mtr>
          </mtable>
        </mfenced>
      </mrow>
      <mi mathvariant="normal">=</mi>
      <mn>5</mn>
    </mrow>
    <annotation encoding="StarMath 5.0">left ( binom 4 0 right ) + left ( binom 3 1 right ) + left ( binom 2 2 right ) = 5</annotation>
  </semantics>
</math>
</file>

<file path=Object 15/content.xml><?xml version="1.0" encoding="utf-8"?>
<math xmlns="http://www.w3.org/1998/Math/MathML">
  <semantics>
    <mrow>
      <mrow>
        <mrow>
          <mfenced open="" close="">
            <mtable>
              <mtr>
                <mtd>
                  <mn>5</mn>
                </mtd>
              </mtr>
            </mtable>
          </mfenced>
          <mo stretchy="false">+</mo>
          <mfenced open="" close="">
            <mtable>
              <mtr>
                <mtd>
                  <mn>4</mn>
                </mtd>
              </mtr>
            </mtable>
          </mfenced>
        </mrow>
        <mo stretchy="false">+</mo>
        <mfenced open="" close="">
          <mtable>
            <mtr>
              <mtd>
                <mn>3</mn>
              </mtd>
            </mtr>
          </mtable>
        </mfenced>
      </mrow>
      <mi mathvariant="normal">=</mi>
      <mn>8</mn>
    </mrow>
    <annotation encoding="StarMath 5.0">left ( binom 5 0 right ) + left ( binom 4 1 right ) + left ( binom 3 2 right ) = 8</annotation>
  </semantics>
</math>
</file>

<file path=Object 16/content.xml><?xml version="1.0" encoding="utf-8"?>
<math xmlns="http://www.w3.org/1998/Math/MathML">
  <semantics>
    <mfenced open="" close="">
      <mtable>
        <mtr>
          <mtd>
            <mrow>
              <mi mathvariant="normal">n</mi>
              <mi mathvariant="normal">−</mi>
              <mi mathvariant="normal">k</mi>
            </mrow>
          </mtd>
        </mtr>
      </mtable>
    </mfenced>
    <annotation encoding="StarMath 5.0">left ( binom {n - k} k right )</annotation>
  </semantics>
</math>
</file>

<file path=Object 17/content.xml><?xml version="1.0" encoding="utf-8"?>
<math xmlns="http://www.w3.org/1998/Math/MathML">
  <semantics>
    <mrow>
      <mfenced open="" close="">
        <mtable>
          <mtr>
            <mtd>
              <mn>186</mn>
            </mtd>
          </mtr>
        </mtable>
      </mfenced>
      <mfenced open="" close="">
        <mtable>
          <mtr>
            <mtd>
              <mrow>
                <mrow>
                  <mn>186</mn>
                  <mi mathvariant="normal">−</mi>
                  <mn>36</mn>
                </mrow>
                <mi mathvariant="normal">=</mi>
                <mn>150</mn>
              </mrow>
            </mtd>
          </mtr>
        </mtable>
      </mfenced>
      <mfenced open="" close="">
        <mtable>
          <mtr>
            <mtd>
              <mrow>
                <mrow>
                  <mn>150</mn>
                  <mi mathvariant="normal">−</mi>
                  <mn>42</mn>
                </mrow>
                <mi mathvariant="normal">=</mi>
                <mn>108</mn>
              </mrow>
            </mtd>
          </mtr>
        </mtable>
      </mfenced>
      <mrow>
        <mfenced open="" close="">
          <mtable>
            <mtr>
              <mtd>
                <mn>63</mn>
              </mtd>
            </mtr>
          </mtable>
        </mfenced>
        <mi mathvariant="normal">=</mi>
        <mtext/>
      </mrow>
    </mrow>
    <annotation encoding="StarMath 5.0">left ( binom 186 36 right ) left ( binom {186 - 36 = 150} 42 right ) left ( binom {150 - 42 = 108} 45 right ) left ( binom 63 63 right ) = ""</annotation>
  </semantics>
</math>
</file>

<file path=Object 18/content.xml><?xml version="1.0" encoding="utf-8"?>
<math xmlns="http://www.w3.org/1998/Math/MathML">
  <semantics>
    <mrow>
      <mrow>
        <mtext/>
        <mi mathvariant="normal">=</mi>
        <mrow>
          <mrow>
            <mrow>
              <mfrac>
                <mrow>
                  <mn>186</mn>
                  <mi mathvariant="normal">!</mi>
                </mrow>
                <mrow>
                  <mrow>
                    <mn>36</mn>
                    <mi mathvariant="normal">!</mi>
                  </mrow>
                  <mrow>
                    <mrow>
                      <mo stretchy="false">(</mo>
                      <mrow>
                        <mn>186</mn>
                        <mi mathvariant="normal">−</mi>
                        <mn>36</mn>
                      </mrow>
                      <mo stretchy="false">)</mo>
                    </mrow>
                    <mi mathvariant="normal">!</mi>
                  </mrow>
                </mrow>
              </mfrac>
              <mi mathvariant="normal">⋅</mi>
              <mfrac>
                <mrow>
                  <mn>150</mn>
                  <mi mathvariant="normal">!</mi>
                </mrow>
                <mrow>
                  <mrow>
                    <mn>42</mn>
                    <mi mathvariant="normal">!</mi>
                  </mrow>
                  <mrow>
                    <mn>108</mn>
                    <mi mathvariant="normal">!</mi>
                  </mrow>
                </mrow>
              </mfrac>
            </mrow>
            <mi mathvariant="normal">⋅</mi>
            <mfrac>
              <mrow>
                <mn>108</mn>
                <mi mathvariant="normal">!</mi>
              </mrow>
              <mrow>
                <mrow>
                  <mn>45</mn>
                  <mi mathvariant="normal">!</mi>
                </mrow>
                <mrow>
                  <mn>63</mn>
                  <mi mathvariant="normal">!</mi>
                </mrow>
              </mrow>
            </mfrac>
          </mrow>
          <mi mathvariant="normal">⋅</mi>
          <mfrac>
            <mrow>
              <mn>63</mn>
              <mi mathvariant="normal">!</mi>
            </mrow>
            <mrow>
              <mrow>
                <mn>63</mn>
                <mi mathvariant="normal">!</mi>
              </mrow>
              <mrow>
                <mn>0</mn>
                <mi mathvariant="normal">!</mi>
              </mrow>
            </mrow>
          </mfrac>
        </mrow>
      </mrow>
      <mi mathvariant="normal">=</mi>
      <mtext/>
    </mrow>
    <annotation encoding="StarMath 5.0">"" = {{fact 186} over {fact 36 fact (186 - 36)}} cdot {{fact 150} over {fact 42 fact 108}} cdot {{fact 108} over {fact 45 fact 63}} cdot {{fact 63} over {fact 63 fact 0}} = ""</annotation>
  </semantics>
</math>
</file>

<file path=Object 19/content.xml><?xml version="1.0" encoding="utf-8"?>
<math xmlns="http://www.w3.org/1998/Math/MathML">
  <semantics>
    <mrow>
      <mrow>
        <mtext/>
        <mi mathvariant="normal">=</mi>
        <mfrac>
          <mrow>
            <mn>186</mn>
            <mi mathvariant="normal">!</mi>
          </mrow>
          <mrow>
            <mrow>
              <mn>36</mn>
              <mi mathvariant="normal">!</mi>
            </mrow>
            <mi/>
            <mrow>
              <mn>42</mn>
              <mi mathvariant="normal">!</mi>
            </mrow>
            <mi/>
            <mrow>
              <mn>45</mn>
              <mi mathvariant="normal">!</mi>
            </mrow>
            <mi/>
            <mrow>
              <mn>63</mn>
              <mi mathvariant="normal">!</mi>
            </mrow>
          </mrow>
        </mfrac>
      </mrow>
      <mi mathvariant="normal">=</mi>
      <mfenced open="" close="">
        <mtable>
          <mtr>
            <mtd>
              <mn>106</mn>
            </mtd>
          </mtr>
          <mtr>
            <mtd>
              <mrow>
                <mn>36,</mn>
                <mi/>
                <mn>42,</mn>
                <mi/>
                <mn>45,</mn>
                <mi/>
                <mn>63</mn>
              </mrow>
            </mtd>
          </mtr>
        </mtable>
      </mfenced>
    </mrow>
    <annotation encoding="StarMath 5.0">"" = {{fact 186} over {fact 36 ` fact 42 ` fact 45 ` fact 63}} = left ( binom 106 {36,`42,`45,`63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row>
              <mrow>
                <mi mathvariant="normal">n</mi>
                <mo stretchy="false">+</mo>
                <mi mathvariant="normal">k</mi>
              </mrow>
              <mi mathvariant="normal">−</mi>
              <mn>1</mn>
            </mrow>
          </mtd>
        </mtr>
        <mtr>
          <mtd>
            <mi mathvariant="normal">k</mi>
          </mtd>
        </mtr>
      </mtable>
    </mfenced>
    <annotation encoding="StarMath 5.0">left ( binom{n + k - 1}{k} right)</annotation>
  </semantics>
</math>
</file>

<file path=Object 20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  <mtr>
          <mtd>
            <mrow>
              <msub>
                <mi mathvariant="normal">k</mi>
                <mn>1</mn>
              </msub>
              <mi mathvariant="normal">,</mi>
              <mi/>
              <msub>
                <mi mathvariant="normal">k</mi>
                <mn>2</mn>
              </msub>
              <mi mathvariant="normal">,</mi>
              <mi/>
              <mi mathvariant="normal">…</mi>
              <mi mathvariant="normal">,</mi>
              <mi/>
              <msub>
                <mi mathvariant="normal">k</mi>
                <mi mathvariant="normal">m</mi>
              </msub>
            </mrow>
          </mtd>
        </mtr>
      </mtable>
    </mfenced>
    <annotation encoding="StarMath 5.0">left ( binom n {k_1 ,` k_2 ,` … ,` k_m} right )</annotation>
  </semantics>
</math>
</file>

<file path=Object 21/content.xml><?xml version="1.0" encoding="utf-8"?>
<math xmlns="http://www.w3.org/1998/Math/MathML">
  <semantics>
    <mrow>
      <mrow>
        <msub>
          <mi mathvariant="normal">k</mi>
          <mi mathvariant="normal">i</mi>
        </msub>
        <mi mathvariant="normal">≥</mi>
        <mn>0,</mn>
      </mrow>
      <mi/>
      <mrow>
        <mrow>
          <mi mathvariant="normal">∑</mi>
          <mi mathvariant="normal">k</mi>
        </mrow>
        <mi mathvariant="normal">=</mi>
        <mi mathvariant="normal">n</mi>
      </mrow>
    </mrow>
    <annotation encoding="StarMath 5.0">k_i &gt;= 0, ~ sum k = n</annotation>
  </semantics>
</math>
</file>

<file path=Object 22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  <mtr>
            <mtd>
              <mrow>
                <msub>
                  <mi mathvariant="normal">k</mi>
                  <mn>1</mn>
                </msub>
                <mi mathvariant="normal">,</mi>
                <mi/>
                <msub>
                  <mi mathvariant="normal">k</mi>
                  <mn>2</mn>
                </msub>
                <mi mathvariant="normal">,</mi>
                <mi/>
                <mi mathvariant="normal">…</mi>
                <mi mathvariant="normal">,</mi>
                <mi/>
                <msub>
                  <mi mathvariant="normal">k</mi>
                  <mi mathvariant="normal">m</mi>
                </msub>
              </mrow>
            </mtd>
          </mtr>
        </mtable>
      </mfenced>
      <mi mathvariant="normal">=</mi>
      <mfrac>
        <mrow>
          <mi mathvariant="normal">n</mi>
          <mi mathvariant="normal">!</mi>
        </mrow>
        <mrow>
          <mrow>
            <msub>
              <mi mathvariant="normal">k</mi>
              <mn>1</mn>
            </msub>
            <mi mathvariant="normal">!</mi>
          </mrow>
          <mi/>
          <mrow>
            <msub>
              <mi mathvariant="normal">k</mi>
              <mn>2</mn>
            </msub>
            <mi mathvariant="normal">!</mi>
          </mrow>
          <mi/>
          <mi mathvariant="normal">…</mi>
          <mi/>
          <mrow>
            <msub>
              <mi mathvariant="normal">k</mi>
              <mi mathvariant="normal">m</mi>
            </msub>
            <mi mathvariant="normal">!</mi>
          </mrow>
        </mrow>
      </mfrac>
    </mrow>
    <annotation encoding="StarMath 5.0">left ( binom n {k_1 ,` k_2 ,` … ,` k_m} right ) = {{fact n} over {fact k_1 ` fact k_2 ` … ` fact k_m}}</annotation>
  </semantics>
</math>
</file>

<file path=Object 23/content.xml><?xml version="1.0" encoding="utf-8"?>
<math xmlns="http://www.w3.org/1998/Math/MathML">
  <semantics>
    <mfenced open="" close="">
      <mrow>
        <mi/>
        <mrow>
          <mfenced open="" close="">
            <mtable>
              <mtr>
                <mtd>
                  <mi mathvariant="normal">n</mi>
                </mtd>
              </mtr>
            </mtable>
          </mfenced>
          <mi mathvariant="normal">=</mi>
          <mfenced open="" close="">
            <mtable>
              <mtr>
                <mtd>
                  <mi mathvariant="normal">n</mi>
                </mtd>
              </mtr>
              <mtr>
                <mtd>
                  <mrow>
                    <mi mathvariant="normal">k</mi>
                    <mi mathvariant="normal">,</mi>
                    <mi/>
                    <mrow>
                      <mi mathvariant="normal">n</mi>
                      <mi mathvariant="normal">−</mi>
                      <mi mathvariant="normal">k</mi>
                    </mrow>
                  </mrow>
                </mtd>
              </mtr>
            </mtable>
          </mfenced>
        </mrow>
        <mi/>
      </mrow>
    </mfenced>
    <annotation encoding="StarMath 5.0">left ( ~ left ( binom n k right ) = left ( binom n {k ,` n-k} right ) ~ right )</annotation>
  </semantics>
</math>
</file>

<file path=Object 24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sub>
                    <mi mathvariant="normal">x</mi>
                    <mn>1</mn>
                  </msub>
                  <mo stretchy="false">+</mo>
                  <msub>
                    <mi mathvariant="normal">x</mi>
                    <mn>2</mn>
                  </msub>
                </mrow>
                <mo stretchy="false">+</mo>
                <mi mathvariant="normal">…</mi>
              </mrow>
              <mo stretchy="false">+</mo>
              <msub>
                <mi mathvariant="normal">x</mi>
                <mi mathvariant="normal">m</mi>
              </msub>
            </mrow>
            <mo stretchy="false">)</mo>
          </mrow>
          <mi mathvariant="normal">n</mi>
        </msup>
        <mi mathvariant="normal">=</mi>
        <mstyle mathsize="125%">
          <mrow>
            <mrow>
              <munder>
                <mi mathvariant="normal">∑</mi>
                <mtable>
                  <mtr>
                    <mtd>
                      <mrow>
                        <msub>
                          <mi mathvariant="normal">k</mi>
                          <mi mathvariant="normal">i</mi>
                        </msub>
                        <mi mathvariant="normal">∈</mi>
                        <mi mathvariant="normal">ℕ</mi>
                      </mrow>
                    </mtd>
                  </mtr>
                  <mtr>
                    <mtd>
                      <mrow>
                        <mrow>
                          <mi mathvariant="normal">∑</mi>
                          <mi mathvariant="normal">k</mi>
                        </mrow>
                        <mi mathvariant="normal">=</mi>
                        <mi mathvariant="normal">n</mi>
                      </mrow>
                    </mtd>
                  </mtr>
                </mtable>
              </munder>
              <mtext/>
            </mrow>
          </mrow>
        </mstyle>
      </mrow>
      <mrow>
        <mfenced open="" close="">
          <mtable>
            <mtr>
              <mtd>
                <mi mathvariant="normal">n</mi>
              </mtd>
            </mtr>
            <mtr>
              <mtd>
                <mrow>
                  <msub>
                    <mi mathvariant="normal">k</mi>
                    <mn>1</mn>
                  </msub>
                  <mi mathvariant="normal">,</mi>
                  <mi/>
                  <mi mathvariant="normal">…</mi>
                  <mi mathvariant="normal">,</mi>
                  <mi/>
                  <msub>
                    <mi mathvariant="normal">k</mi>
                    <mi mathvariant="normal">m</mi>
                  </msub>
                </mrow>
              </mtd>
            </mtr>
          </mtable>
        </mfenced>
        <mi mathvariant="normal">=</mi>
        <msup>
          <msub>
            <mi mathvariant="normal">x</mi>
            <mn>1</mn>
          </msub>
          <msub>
            <mi mathvariant="normal">k</mi>
            <mstyle mathsize="125%">
              <mrow>
                <mn>1</mn>
              </mrow>
            </mstyle>
          </msub>
        </msup>
      </mrow>
      <mi mathvariant="normal">⋯</mi>
      <msup>
        <msub>
          <mi mathvariant="normal">x</mi>
          <mi mathvariant="normal">m</mi>
        </msub>
        <msub>
          <mi mathvariant="normal">k</mi>
          <mstyle mathsize="125%">
            <mrow>
              <mi mathvariant="normal">m</mi>
            </mrow>
          </mstyle>
        </msub>
      </msup>
    </mrow>
    <annotation encoding="StarMath 5.0">(x_1 + x_2 + … + x_m)^n = {size *1.25 sum from binom{k_i ∈ ℕ}{sum k = n} ""} left ( binom n {k_1 ,` … ,` k_m} right ) = {x_1}^{k_{size *1.25 1}} dotsaxis {x_m}^{k_{size *1.25 m}}</annotation>
  </semantics>
</math>
</file>

<file path=Object 25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  <mtr>
            <mtd>
              <mrow>
                <msub>
                  <mi mathvariant="normal">k</mi>
                  <mn>1</mn>
                </msub>
                <mi mathvariant="normal">,</mi>
                <mi/>
                <msub>
                  <mi mathvariant="normal">k</mi>
                  <mn>2</mn>
                </msub>
                <mi mathvariant="normal">,</mi>
                <mi/>
                <mi mathvariant="normal">…</mi>
                <mi mathvariant="normal">,</mi>
                <mi/>
                <msub>
                  <mi mathvariant="normal">k</mi>
                  <mi mathvariant="normal">m</mi>
                </msub>
              </mrow>
            </mtd>
          </mtr>
        </mtable>
      </mfenced>
      <mi mathvariant="normal">=</mi>
      <mrow>
        <mrow>
          <mrow>
            <mfenced open="" close="">
              <mtable>
                <mtr>
                  <mtd>
                    <mrow>
                      <mi mathvariant="normal">n</mi>
                      <mi mathvariant="normal">−</mi>
                      <mn>1</mn>
                    </mrow>
                  </mtd>
                </mtr>
                <mtr>
                  <mtd>
                    <mrow>
                      <mrow>
                        <msub>
                          <mi mathvariant="normal">k</mi>
                          <mn>1</mn>
                        </msub>
                        <mi mathvariant="normal">−</mi>
                        <mn>1</mn>
                      </mrow>
                      <mi mathvariant="normal">,</mi>
                      <mi/>
                      <msub>
                        <mi mathvariant="normal">k</mi>
                        <mn>2,</mn>
                      </msub>
                      <mi/>
                      <mi mathvariant="normal">…</mi>
                      <mi mathvariant="normal">,</mi>
                      <mi/>
                      <msub>
                        <mi mathvariant="normal">k</mi>
                        <mi mathvariant="normal">m</mi>
                      </msub>
                    </mrow>
                  </mtd>
                </mtr>
              </mtable>
            </mfenced>
            <mo stretchy="false">+</mo>
            <mfenced open="" close="">
              <mtable>
                <mtr>
                  <mtd>
                    <mrow>
                      <mi mathvariant="normal">n</mi>
                      <mi mathvariant="normal">−</mi>
                      <mn>1</mn>
                    </mrow>
                  </mtd>
                </mtr>
                <mtr>
                  <mtd>
                    <mrow>
                      <msub>
                        <mi mathvariant="normal">k</mi>
                        <mn>1</mn>
                      </msub>
                      <mi mathvariant="normal">,</mi>
                      <mi/>
                      <mrow>
                        <msub>
                          <mi mathvariant="normal">k</mi>
                          <mn>2</mn>
                        </msub>
                        <mi mathvariant="normal">−</mi>
                        <mn>1,</mn>
                      </mrow>
                      <mi/>
                      <mi mathvariant="normal">…</mi>
                      <mi mathvariant="normal">,</mi>
                      <mi/>
                      <msub>
                        <mi mathvariant="normal">k</mi>
                        <mi mathvariant="normal">m</mi>
                      </msub>
                    </mrow>
                  </mtd>
                </mtr>
              </mtable>
            </mfenced>
          </mrow>
          <mo stretchy="false">+</mo>
          <mi mathvariant="normal">…</mi>
        </mrow>
        <mo stretchy="false">+</mo>
        <mfenced open="" close="">
          <mtable>
            <mtr>
              <mtd>
                <mrow>
                  <mi mathvariant="normal">n</mi>
                  <mi mathvariant="normal">−</mi>
                  <mn>1</mn>
                </mrow>
              </mtd>
            </mtr>
            <mtr>
              <mtd>
                <mrow>
                  <msub>
                    <mi mathvariant="normal">k</mi>
                    <mn>1</mn>
                  </msub>
                  <mi mathvariant="normal">,</mi>
                  <mi/>
                  <msub>
                    <mi mathvariant="normal">k</mi>
                    <mn>2</mn>
                  </msub>
                  <mi mathvariant="normal">,</mi>
                  <mi/>
                  <mi mathvariant="normal">…</mi>
                  <mi mathvariant="normal">,</mi>
                  <mi/>
                  <mrow>
                    <msub>
                      <mi mathvariant="normal">k</mi>
                      <mi mathvariant="normal">m</mi>
                    </msub>
                    <mi mathvariant="normal">−</mi>
                    <mn>1</mn>
                  </mrow>
                </mrow>
              </mtd>
            </mtr>
          </mtable>
        </mfenced>
      </mrow>
    </mrow>
    <annotation encoding="StarMath 5.0">left ( binom n {k_1 ,` k_2 ,` … ,` k_m} right ) = left ( binom {n - 1} {k_1 - 1 ,` k_2,` … ,` k_m} right ) + left ( binom {n - 1} {k_1 ,` k_2 - 1,` … ,` k_m} right ) + … +
left ( binom {n - 1} {k_1 ,` k_2 ,` … ,` k_m - 1} right )</annotation>
  </semantics>
</math>
</file>

<file path=Object 26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  <mtr>
            <mtd>
              <mrow>
                <mn>0</mn>
                <mi mathvariant="normal">,</mi>
                <mi/>
                <msub>
                  <mi mathvariant="normal">k</mi>
                  <mn>2</mn>
                </msub>
                <mi mathvariant="normal">,</mi>
                <mi/>
                <mi mathvariant="normal">…</mi>
                <mi mathvariant="normal">,</mi>
                <mi/>
                <msub>
                  <mi mathvariant="normal">k</mi>
                  <mi mathvariant="normal">m</mi>
                </msub>
              </mrow>
            </mtd>
          </mtr>
        </mtable>
      </mfenced>
      <mi mathvariant="normal">=</mi>
      <mfenced open="" close="">
        <mtable>
          <mtr>
            <mtd>
              <mi mathvariant="normal">n</mi>
            </mtd>
          </mtr>
          <mtr>
            <mtd>
              <mrow>
                <msub>
                  <mi mathvariant="normal">k</mi>
                  <mn>2</mn>
                </msub>
                <mi mathvariant="normal">,</mi>
                <mi/>
                <mi mathvariant="normal">…</mi>
                <mi mathvariant="normal">,</mi>
                <mi/>
                <msub>
                  <mi mathvariant="normal">k</mi>
                  <mi mathvariant="normal">m</mi>
                </msub>
              </mrow>
            </mtd>
          </mtr>
        </mtable>
      </mfenced>
    </mrow>
    <annotation encoding="StarMath 5.0">left ( binom n {0 ,` k_2 ,` … ,` k_m} right ) = left ( binom n {k_2 ,` … ,` k_m} right )</annotation>
  </semantics>
</math>
</file>

<file path=Object 27/content.xml><?xml version="1.0" encoding="utf-8"?>
<math xmlns="http://www.w3.org/1998/Math/MathML">
  <semantics>
    <mrow>
      <mrow>
        <mrow>
          <mfenced open="" close="">
            <mtable>
              <mtr>
                <mtd>
                  <mi mathvariant="normal">n</mi>
                </mtd>
              </mtr>
              <mtr>
                <mtd>
                  <mrow>
                    <mn>3</mn>
                    <mi mathvariant="normal">,</mi>
                    <mi/>
                    <mn>5</mn>
                    <mi mathvariant="normal">,</mi>
                    <mi/>
                    <mn>12</mn>
                  </mrow>
                </mtd>
              </mtr>
            </mtable>
          </mfenced>
          <mi mathvariant="normal">=</mi>
          <mfrac>
            <mrow>
              <mrow>
                <mrow>
                  <mrow>
                    <mn>20</mn>
                    <mi mathvariant="normal">⋅</mi>
                    <mn>19</mn>
                  </mrow>
                  <mi mathvariant="normal">⋅</mi>
                  <mi mathvariant="normal">…</mi>
                </mrow>
                <mi mathvariant="normal">⋅</mi>
                <mn>14</mn>
              </mrow>
              <mi mathvariant="normal">⋅</mi>
              <mn>13</mn>
            </mrow>
            <mrow>
              <mrow>
                <mrow>
                  <mn>1</mn>
                  <mi mathvariant="normal">⋅</mi>
                  <mn>2</mn>
                </mrow>
                <mi mathvariant="normal">⋅</mi>
                <mn>3</mn>
              </mrow>
              <mrow>
                <mi/>
                <mi mathvariant="normal">⋅</mi>
                <mi/>
              </mrow>
              <mrow>
                <mrow>
                  <mrow>
                    <mrow>
                      <mn>1</mn>
                      <mi mathvariant="normal">⋅</mi>
                      <mn>2</mn>
                    </mrow>
                    <mi mathvariant="normal">⋅</mi>
                    <mn>3</mn>
                  </mrow>
                  <mi mathvariant="normal">⋅</mi>
                  <mn>4</mn>
                </mrow>
                <mi mathvariant="normal">⋅</mi>
                <mn>5</mn>
              </mrow>
            </mrow>
          </mfrac>
        </mrow>
        <mi mathvariant="normal">=</mi>
        <mi mathvariant="normal">…</mi>
      </mrow>
      <mi mathvariant="normal">=</mi>
      <mn>7054320</mn>
    </mrow>
    <annotation encoding="StarMath 5.0">left ( binom n {3 ,` 5 ,` 12} right ) = {{20 cdot 19 cdot … cdot 14 cdot 13} over {1 cdot 2 cdot 3 `cdot` 1 cdot 2 cdot 3 cdot 4 cdot 5}} = … = 7054320</annotation>
  </semantics>
</math>
</file>

<file path=Object 28/content.xml><?xml version="1.0" encoding="utf-8"?>
<math xmlns="http://www.w3.org/1998/Math/MathML">
  <semantics>
    <mrow>
      <mrow>
        <mrow>
          <mrow>
            <mrow>
              <mfenced open="" close="">
                <mtable>
                  <mtr>
                    <mtd>
                      <mn>8</mn>
                    </mtd>
                  </mtr>
                  <mtr>
                    <mtd>
                      <mrow>
                        <mn>1,</mn>
                        <mi/>
                        <mn>2,</mn>
                        <mi/>
                        <mn>1,</mn>
                        <mi/>
                        <mn>3,</mn>
                        <mi/>
                        <mn>1</mn>
                      </mrow>
                    </mtd>
                  </mtr>
                </mtable>
              </mfenced>
              <mi mathvariant="normal">=</mi>
              <mfrac>
                <mrow>
                  <mn>8</mn>
                  <mi mathvariant="normal">!</mi>
                </mrow>
                <mrow>
                  <mrow>
                    <mn>1</mn>
                    <mi mathvariant="normal">!</mi>
                  </mrow>
                  <mi/>
                  <mrow>
                    <mn>2</mn>
                    <mi mathvariant="normal">!</mi>
                  </mrow>
                  <mi/>
                  <mrow>
                    <mn>1</mn>
                    <mi mathvariant="normal">!</mi>
                  </mrow>
                  <mi/>
                  <mrow>
                    <mn>3</mn>
                    <mi mathvariant="normal">!</mi>
                  </mrow>
                  <mi/>
                  <mrow>
                    <mn>1</mn>
                    <mi mathvariant="normal">!</mi>
                  </mrow>
                </mrow>
              </mfrac>
            </mrow>
            <mi mathvariant="normal">=</mi>
            <mfrac>
              <mrow>
                <mn>8</mn>
                <mi mathvariant="normal">!</mi>
              </mrow>
              <mrow>
                <mrow>
                  <mn>2</mn>
                  <mi mathvariant="normal">!</mi>
                </mrow>
                <mrow>
                  <mn>3</mn>
                  <mi mathvariant="normal">!</mi>
                </mrow>
              </mrow>
            </mfrac>
          </mrow>
          <mi mathvariant="normal">=</mi>
          <mfrac>
            <mrow>
              <mrow>
                <mrow>
                  <mrow>
                    <mn>8</mn>
                    <mi mathvariant="normal">⋅</mi>
                    <mn>7</mn>
                  </mrow>
                  <mi mathvariant="normal">⋅</mi>
                  <mn>6</mn>
                </mrow>
                <mi mathvariant="normal">⋅</mi>
                <mn>5</mn>
              </mrow>
              <mi mathvariant="normal">⋅</mi>
              <mn>4</mn>
            </mrow>
            <mn>2</mn>
          </mfrac>
        </mrow>
        <mi mathvariant="normal">=</mi>
        <mn>3360</mn>
      </mrow>
      <mi/>
      <mtext>stycken</mtext>
    </mrow>
    <annotation encoding="StarMath 5.0">left ( binom 8 {1,` 2,` 1,` 3,` 1} right ) = {{fact 8} over {fact 1 ` fact 2 ` fact 1 ` fact 3 ` fact 1}} = {{fact 8} over {fact 2 fact 3}} = {{8 cdot 7 cdot 6 cdot 5 cdot 4} over {2}} = 3360 `"stycken"</annotation>
  </semantics>
</math>
</file>

<file path=Object 29/content.xml><?xml version="1.0" encoding="utf-8"?>
<math xmlns="http://www.w3.org/1998/Math/MathML">
  <semantics>
    <mrow>
      <mrow>
        <mtext/>
        <mi mathvariant="normal">=</mi>
        <mfenced open="" close="">
          <mtable>
            <mtr>
              <mtd>
                <mrow>
                  <mrow>
                    <mi mathvariant="normal">n</mi>
                    <mo stretchy="false">+</mo>
                    <mi mathvariant="normal">k</mi>
                  </mrow>
                  <mi mathvariant="normal">−</mi>
                  <mn>1</mn>
                </mrow>
              </mtd>
            </mtr>
            <mtr>
              <mtd>
                <mi mathvariant="normal">k</mi>
              </mtd>
            </mtr>
          </mtable>
        </mfenced>
      </mrow>
      <mi mathvariant="normal">=</mi>
      <mfenced open="" close="">
        <mtable>
          <mtr>
            <mtd>
              <mrow>
                <mrow>
                  <mi mathvariant="normal">n</mi>
                  <mo stretchy="false">+</mo>
                  <mi mathvariant="normal">k</mi>
                </mrow>
                <mi mathvariant="normal">−</mi>
                <mn>1</mn>
              </mrow>
            </mtd>
          </mtr>
          <mtr>
            <mtd>
              <mrow>
                <mi mathvariant="normal">n</mi>
                <mi mathvariant="normal">−</mi>
                <mn>1</mn>
              </mrow>
            </mtd>
          </mtr>
        </mtable>
      </mfenced>
    </mrow>
    <annotation encoding="StarMath 5.0">"" = left ( binom{n + k - 1}{k} right ) = left ( binom{n + k - 1}{n - 1} right )</annotation>
  </semantics>
</math>
</file>

<file path=Object 3/content.xml><?xml version="1.0" encoding="utf-8"?>
<math xmlns="http://www.w3.org/1998/Math/MathML">
  <semantics>
    <mrow>
      <mfrac>
        <mn>1</mn>
        <mn>1</mn>
      </mfrac>
      <mrow>
        <mfenced open="" close="">
          <mtable>
            <mtr>
              <mtd>
                <mi mathvariant="normal">n</mi>
              </mtd>
            </mtr>
          </mtable>
        </mfenced>
        <mo stretchy="false">+</mo>
        <mfrac>
          <mn>1</mn>
          <mn>2</mn>
        </mfrac>
      </mrow>
      <mrow>
        <mrow>
          <mfenced open="" close="">
            <mtable>
              <mtr>
                <mtd>
                  <mi mathvariant="normal">n</mi>
                </mtd>
              </mtr>
            </mtable>
          </mfenced>
          <mo stretchy="false">+</mo>
          <mi mathvariant="normal">…</mi>
        </mrow>
        <mo stretchy="false">+</mo>
        <mfrac>
          <mn>1</mn>
          <mrow>
            <mi mathvariant="normal">n</mi>
            <mo stretchy="false">+</mo>
            <mn>1</mn>
          </mrow>
        </mfrac>
      </mrow>
      <mrow>
        <mfenced open="" close="">
          <mtable>
            <mtr>
              <mtd>
                <mi mathvariant="normal">n</mi>
              </mtd>
            </mtr>
          </mtable>
        </mfenced>
        <mi mathvariant="normal">=</mi>
        <mfrac>
          <mrow>
            <msup>
              <mn>2</mn>
              <mrow>
                <mi mathvariant="normal">n</mi>
                <mo stretchy="false">+</mo>
                <mn>1</mn>
              </mrow>
            </msup>
            <mi mathvariant="normal">−</mi>
            <mn>1</mn>
          </mrow>
          <mrow>
            <mi mathvariant="normal">n</mi>
            <mo stretchy="false">+</mo>
            <mn>1</mn>
          </mrow>
        </mfrac>
      </mrow>
    </mrow>
    <annotation encoding="StarMath 5.0">{1 over 1} left ( binom n 0 right ) + {1 over 2} left ( binom n 1 right ) + … + {1 over {n + 1}} left ( binom n n right ) = {{2^{n + 1} - 1} over {n + 1}}</annotation>
  </semantics>
</math>
</file>

<file path=Object 30/content.xml><?xml version="1.0" encoding="utf-8"?>
<math xmlns="http://www.w3.org/1998/Math/MathML">
  <semantics>
    <mrow>
      <mrow>
        <mrow>
          <mfenced open="" close="">
            <mtable>
              <mtr>
                <mtd>
                  <mrow>
                    <mrow>
                      <mn>4</mn>
                      <mo stretchy="false">+</mo>
                      <mn>3</mn>
                    </mrow>
                    <mi mathvariant="normal">−</mi>
                    <mn>1</mn>
                  </mrow>
                </mtd>
              </mtr>
            </mtable>
          </mfenced>
          <mi mathvariant="normal">=</mi>
          <mfenced open="" close="">
            <mtable>
              <mtr>
                <mtd>
                  <mn>6</mn>
                </mtd>
              </mtr>
            </mtable>
          </mfenced>
        </mrow>
        <mi mathvariant="normal">=</mi>
        <mfrac>
          <mrow>
            <mrow>
              <mn>6</mn>
              <mi mathvariant="normal">⋅</mi>
              <mn>5</mn>
            </mrow>
            <mi mathvariant="normal">⋅</mi>
            <mn>4</mn>
          </mrow>
          <mrow>
            <mrow>
              <mn>1</mn>
              <mi mathvariant="normal">⋅</mi>
              <mn>2</mn>
            </mrow>
            <mi mathvariant="normal">⋅</mi>
            <mn>3</mn>
          </mrow>
        </mfrac>
      </mrow>
      <mi mathvariant="normal">=</mi>
      <mn>20</mn>
    </mrow>
    <annotation encoding="StarMath 5.0">left ( binom{4 + 3 - 1} 3 right ) = left ( binom 6 3 right ) = {{6 cdot 5 cdot 4} over {1 cdot 2 cdot 3}} = 20</annotation>
  </semantics>
</math>
</file>

<file path=Object 31/content.xml><?xml version="1.0" encoding="utf-8"?>
<math xmlns="http://www.w3.org/1998/Math/MathML">
  <semantics>
    <mrow>
      <mrow>
        <mrow>
          <mrow>
            <mtext/>
            <mi mathvariant="normal">=</mi>
            <mfenced open="" close="">
              <mtable>
                <mtr>
                  <mtd>
                    <mrow>
                      <mrow>
                        <mover>
                          <mn>4711</mn>
                          <mi mathvariant="normal">k</mi>
                        </mover>
                        <mo stretchy="false">+</mo>
                        <mover>
                          <mn>8</mn>
                          <mi mathvariant="normal">n</mi>
                        </mover>
                      </mrow>
                      <mi mathvariant="normal">−</mi>
                      <mn>1</mn>
                    </mrow>
                  </mtd>
                </mtr>
                <mtr>
                  <mtd>
                    <munder>
                      <mn>4711</mn>
                      <mi mathvariant="normal">k</mi>
                    </munder>
                  </mtd>
                </mtr>
              </mtable>
            </mfenced>
          </mrow>
          <mi mathvariant="normal">=</mi>
          <mfenced open="" close="">
            <mtable>
              <mtr>
                <mtd>
                  <mrow>
                    <mrow>
                      <mn>4711</mn>
                      <mo stretchy="false">+</mo>
                      <mn>8</mn>
                    </mrow>
                    <mi mathvariant="normal">−</mi>
                    <mn>1</mn>
                  </mrow>
                </mtd>
              </mtr>
              <mtr>
                <mtd>
                  <munder>
                    <mn>7</mn>
                    <mrow>
                      <mi mathvariant="normal">n</mi>
                      <mi mathvariant="normal">−</mi>
                      <mn>1</mn>
                    </mrow>
                  </munder>
                </mtd>
              </mtr>
            </mtable>
          </mfenced>
        </mrow>
        <mi mathvariant="normal">=</mi>
        <mi mathvariant="normal">…</mi>
      </mrow>
      <mi mathvariant="normal">≈</mi>
      <mrow>
        <mn>1,03</mn>
        <mi mathvariant="normal">⋅</mi>
        <msup>
          <mn>10</mn>
          <mn>22</mn>
        </msup>
      </mrow>
    </mrow>
    <annotation encoding="StarMath 5.0">"" = left ( binom{4711 csup k + 8 csup n - 1}{4711 csub k} right ) = left ( binom{4711 + 8 - 1}{7 csub {n - 1}} right ) = … ≈ 1,03 cdot 10^22</annotation>
  </semantics>
</math>
</file>

<file path=Object 4/content.xml><?xml version="1.0" encoding="utf-8"?>
<math xmlns="http://www.w3.org/1998/Math/MathML">
  <semantics>
    <mrow>
      <mrow>
        <msup>
          <mrow>
            <mo stretchy="false">(</mo>
            <mrow>
              <mn>1</mn>
              <mo stretchy="false">+</mo>
              <mi mathvariant="normal">t</mi>
            </mrow>
            <mo stretchy="false">)</mo>
          </mrow>
          <mi mathvariant="normal">n</mi>
        </msup>
        <mi mathvariant="normal">=</mi>
        <mrow>
          <munderover>
            <mi mathvariant="normal">∑</mi>
            <mrow>
              <mi mathvariant="normal">k</mi>
              <mi mathvariant="normal">=</mi>
              <mn>0</mn>
            </mrow>
            <mi mathvariant="normal">n</mi>
          </munderover>
          <mfenced open="" close="">
            <mtable>
              <mtr>
                <mtd>
                  <mi mathvariant="normal">n</mi>
                </mtd>
              </mtr>
            </mtable>
          </mfenced>
        </mrow>
      </mrow>
      <msup>
        <mi mathvariant="normal">t</mi>
        <mi mathvariant="normal">k</mi>
      </msup>
    </mrow>
    <annotation encoding="StarMath 5.0">(1 + t)^n = sum from {k = 0} to n left ( binom n k right ) t^k</annotation>
  </semantics>
</math>
</file>

<file path=Object 5/content.xml><?xml version="1.0" encoding="utf-8"?>
<math xmlns="http://www.w3.org/1998/Math/MathML">
  <semantics>
    <mrow>
      <mrow>
        <munderover>
          <mi mathvariant="normal">∫</mi>
          <mn>0</mn>
          <mn>1</mn>
        </munderover>
        <mi mathvariant="normal">…</mi>
      </mrow>
      <mi/>
      <mi>dt</mi>
    </mrow>
    <annotation encoding="StarMath 5.0">int from 0 to 1 … `dt</annotation>
  </semantics>
</math>
</file>

<file path=Object 6/content.xml><?xml version="1.0" encoding="utf-8"?>
<math xmlns="http://www.w3.org/1998/Math/MathML">
  <semantics>
    <mrow>
      <mrow>
        <msubsup>
          <mfenced open="[" close="]">
            <mfrac>
              <msup>
                <mrow>
                  <mo stretchy="false">(</mo>
                  <mrow>
                    <mn>1</mn>
                    <mo stretchy="false">+</mo>
                    <mi mathvariant="normal">t</mi>
                  </mrow>
                  <mo stretchy="false">)</mo>
                </mrow>
                <mrow>
                  <mi mathvariant="normal">n</mi>
                  <mo stretchy="false">+</mo>
                  <mn>1</mn>
                </mrow>
              </msup>
              <mrow>
                <mi mathvariant="normal">n</mi>
                <mo stretchy="false">+</mo>
                <mn>1</mn>
              </mrow>
            </mfrac>
          </mfenced>
          <mn>0</mn>
          <mn>1</mn>
        </msubsup>
        <mi mathvariant="normal">=</mi>
        <mrow>
          <munderover>
            <mi mathvariant="normal">∑</mi>
            <mrow>
              <mi mathvariant="normal">k</mi>
              <mi mathvariant="normal">=</mi>
              <mn>0</mn>
            </mrow>
            <mi mathvariant="normal">n</mi>
          </munderover>
          <mfenced open="" close="">
            <mtable>
              <mtr>
                <mtd>
                  <mi mathvariant="normal">n</mi>
                </mtd>
              </mtr>
            </mtable>
          </mfenced>
        </mrow>
      </mrow>
      <msubsup>
        <mfenced open="[" close="]">
          <mfrac>
            <msup>
              <mi mathvariant="normal">t</mi>
              <mrow>
                <mi mathvariant="normal">k</mi>
                <mo stretchy="false">+</mo>
                <mn>1</mn>
              </mrow>
            </msup>
            <mrow>
              <mi mathvariant="normal">k</mi>
              <mo stretchy="false">+</mo>
              <mn>1</mn>
            </mrow>
          </mfrac>
        </mfenced>
        <mn>0</mn>
        <mn>1</mn>
      </msubsup>
    </mrow>
    <annotation encoding="StarMath 5.0">left [ {{(1 + t)^{n + 1}} over {n + 1}} right ] sub 0 sup 1 = sum from {k = 0} to n left ( binom n k right ) left [ {{t^{k + 1}} over {k + 1}} right ] sub 0 sup 1</annotation>
  </semantics>
</math>
</file>

<file path=Object 7/content.xml><?xml version="1.0" encoding="utf-8"?>
<math xmlns="http://www.w3.org/1998/Math/MathML">
  <semantics>
    <mrow>
      <mrow>
        <mrow>
          <mfrac>
            <msup>
              <mn>2</mn>
              <mrow>
                <mi mathvariant="normal">n</mi>
                <mo stretchy="false">+</mo>
                <mn>1</mn>
              </mrow>
            </msup>
            <mrow>
              <mi mathvariant="normal">n</mi>
              <mo stretchy="false">+</mo>
              <mn>1</mn>
            </mrow>
          </mfrac>
          <mi mathvariant="normal">−</mi>
          <mfrac>
            <mn>1</mn>
            <mrow>
              <mi mathvariant="normal">n</mi>
              <mo stretchy="false">+</mo>
              <mn>1</mn>
            </mrow>
          </mfrac>
        </mrow>
        <mi mathvariant="normal">=</mi>
        <mrow>
          <munderover>
            <mi mathvariant="normal">∑</mi>
            <mrow>
              <mi mathvariant="normal">k</mi>
              <mi mathvariant="normal">=</mi>
              <mn>0</mn>
            </mrow>
            <mi mathvariant="normal">n</mi>
          </munderover>
          <mfrac>
            <mn>1</mn>
            <mrow>
              <mi mathvariant="normal">k</mi>
              <mo stretchy="false">+</mo>
              <mn>1</mn>
            </mrow>
          </mfrac>
        </mrow>
      </mrow>
      <mfenced open="" close="">
        <mtable>
          <mtr>
            <mtd>
              <mi mathvariant="normal">n</mi>
            </mtd>
          </mtr>
        </mtable>
      </mfenced>
    </mrow>
    <annotation encoding="StarMath 5.0">{{2^{n + 1}} over {n + 1}} - {1 over {n + 1}} = sum from {k = 0} to n {1 over {k + 1}} left ( binom n k right )</annotation>
  </semantics>
</math>
</file>

<file path=Object 8/content.xml><?xml version="1.0" encoding="utf-8"?>
<math xmlns="http://www.w3.org/1998/Math/MathML">
  <semantics>
    <mrow>
      <mfrac>
        <mn>1</mn>
        <mrow>
          <mi mathvariant="normal">k</mi>
          <mo stretchy="false">+</mo>
          <mn>1</mn>
        </mrow>
      </mfrac>
      <mrow>
        <mrow>
          <mfenced open="" close="">
            <mtable>
              <mtr>
                <mtd>
                  <mi mathvariant="normal">n</mi>
                </mtd>
              </mtr>
            </mtable>
          </mfenced>
          <mi mathvariant="normal">=</mi>
          <mrow>
            <mfrac>
              <mn>1</mn>
              <mrow>
                <mi mathvariant="normal">k</mi>
                <mo stretchy="false">+</mo>
                <mn>1</mn>
              </mrow>
            </mfrac>
            <mi mathvariant="normal">⋅</mi>
            <mfrac>
              <mrow>
                <mi mathvariant="normal">n</mi>
                <mi mathvariant="normal">!</mi>
              </mrow>
              <mrow>
                <mrow>
                  <mi mathvariant="normal">k</mi>
                  <mi mathvariant="normal">!</mi>
                </mrow>
                <mrow>
                  <mrow>
                    <mo stretchy="false">(</mo>
                    <mrow>
                      <mi mathvariant="normal">n</mi>
                      <mi mathvariant="normal">−</mi>
                      <mi mathvariant="normal">k</mi>
                    </mrow>
                    <mo stretchy="false">)</mo>
                  </mrow>
                  <mi mathvariant="normal">!</mi>
                </mrow>
              </mrow>
            </mfrac>
          </mrow>
        </mrow>
        <mi mathvariant="normal">=</mi>
        <mfrac>
          <mn>1</mn>
          <mrow>
            <mi mathvariant="normal">n</mi>
            <mo stretchy="false">+</mo>
            <mn>1</mn>
          </mrow>
        </mfrac>
      </mrow>
      <mrow>
        <mfrac>
          <mrow>
            <mrow>
              <mi mathvariant="normal">n</mi>
              <mo stretchy="false">+</mo>
              <mn>1</mn>
            </mrow>
            <mi mathvariant="normal">!</mi>
          </mrow>
          <mrow>
            <mrow>
              <mrow>
                <mo stretchy="false">(</mo>
                <mrow>
                  <mi mathvariant="normal">k</mi>
                  <mo stretchy="false">+</mo>
                  <mn>1</mn>
                </mrow>
                <mo stretchy="false">)</mo>
              </mrow>
              <mi mathvariant="normal">!</mi>
            </mrow>
            <mrow>
              <mrow>
                <mo stretchy="false">(</mo>
                <mrow>
                  <mi mathvariant="normal">n</mi>
                  <mi mathvariant="normal">−</mi>
                  <mi mathvariant="normal">k</mi>
                </mrow>
                <mo stretchy="false">)</mo>
              </mrow>
              <mi mathvariant="normal">!</mi>
            </mrow>
          </mrow>
        </mfrac>
        <mi mathvariant="normal">=</mi>
        <mfrac>
          <mn>1</mn>
          <mrow>
            <mi mathvariant="normal">n</mi>
            <mo stretchy="false">+</mo>
            <mn>1</mn>
          </mrow>
        </mfrac>
      </mrow>
      <mfenced open="" close="">
        <mtable>
          <mtr>
            <mtd>
              <mrow>
                <mi mathvariant="normal">n</mi>
                <mo stretchy="false">+</mo>
                <mn>1</mn>
              </mrow>
            </mtd>
          </mtr>
          <mtr>
            <mtd>
              <mrow>
                <mi mathvariant="normal">k</mi>
                <mo stretchy="false">+</mo>
                <mn>1</mn>
              </mrow>
            </mtd>
          </mtr>
        </mtable>
      </mfenced>
      <mi mathvariant="normal">…</mi>
    </mrow>
    <annotation encoding="StarMath 5.0">{1 over {k + 1}} left ( binom n k right ) = {1 over { k + 1}} cdot {{fact n} over {fact k fact (n - k)}} = {1 over {n + 1}} {{fact {n + 1}} over {fact (k + 1) fact (n - k)}} =
{1 over {n + 1}} left ( binom{n + 1}{k + 1} right )…</annotation>
  </semantics>
</math>
</file>

<file path=Object 9/content.xml><?xml version="1.0" encoding="utf-8"?>
<math xmlns="http://www.w3.org/1998/Math/MathML">
  <semantics>
    <mrow>
      <mrow>
        <mrow>
          <mrow>
            <mrow>
              <mfenced open="" close="">
                <mtable>
                  <mtr>
                    <mtd>
                      <mi mathvariant="normal">n</mi>
                    </mtd>
                  </mtr>
                </mtable>
              </mfenced>
              <mo stretchy="false">+</mo>
              <mfenced open="" close="">
                <mtable>
                  <mtr>
                    <mtd>
                      <mrow>
                        <mi mathvariant="normal">n</mi>
                        <mi mathvariant="normal">−</mi>
                        <mn>1</mn>
                      </mrow>
                    </mtd>
                  </mtr>
                </mtable>
              </mfenced>
            </mrow>
            <mo stretchy="false">+</mo>
            <mfenced open="" close="">
              <mtable>
                <mtr>
                  <mtd>
                    <mrow>
                      <mi mathvariant="normal">n</mi>
                      <mi mathvariant="normal">−</mi>
                      <mn>2</mn>
                    </mrow>
                  </mtd>
                </mtr>
              </mtable>
            </mfenced>
          </mrow>
          <mo stretchy="false">+</mo>
          <mi mathvariant="normal">…</mi>
        </mrow>
        <mo stretchy="false">+</mo>
        <mfenced open="" close="">
          <mtable>
            <mtr>
              <mtd>
                <mrow>
                  <mi mathvariant="normal">n</mi>
                  <mi mathvariant="normal">−</mi>
                  <mrow>
                    <mi stretchy="false" mathvariant="normal">⌊</mi>
                    <mrow>
                      <mi mathvariant="normal">n</mi>
                      <mi mathvariant="normal">/</mi>
                      <mn>2</mn>
                    </mrow>
                    <mi stretchy="false" mathvariant="normal">⌋</mi>
                  </mrow>
                </mrow>
              </mtd>
            </mtr>
            <mtr>
              <mtd>
                <mrow>
                  <mi stretchy="false" mathvariant="normal">⌊</mi>
                  <mrow>
                    <mi mathvariant="normal">n</mi>
                    <mi mathvariant="normal">/</mi>
                    <mn>2</mn>
                  </mrow>
                  <mi stretchy="false" mathvariant="normal">⌋</mi>
                </mrow>
              </mtd>
            </mtr>
          </mtable>
        </mfenced>
      </mrow>
      <mi mathvariant="normal">=</mi>
      <mrow>
        <munderover>
          <mi mathvariant="normal">∑</mi>
          <mrow>
            <mi mathvariant="normal">k</mi>
            <mi mathvariant="normal">=</mi>
            <mrow>
              <mi mathvariant="normal">−</mi>
              <mi mathvariant="normal">∞</mi>
            </mrow>
          </mrow>
          <mi mathvariant="normal">∞</mi>
        </munderover>
        <mfenced open="" close="">
          <mtable>
            <mtr>
              <mtd>
                <mrow>
                  <mi mathvariant="normal">n</mi>
                  <mi mathvariant="normal">−</mi>
                  <mi mathvariant="normal">k</mi>
                </mrow>
              </mtd>
            </mtr>
          </mtable>
        </mfenced>
      </mrow>
    </mrow>
    <annotation encoding="StarMath 5.0">left ( binom n 0 right ) + left ( binom {n - 1} n right ) + left ( binom {n - 2} 2 right ) + … + left ( binom{n - lfloor {n / 2} rfloor}{lfloor {n / 2} rfloor} right ) =
sum from {k = -infinity} to infinity left ( binom {n - k} k right )</annotation>
  </semantics>
</math>
</file>